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C000001B15A4D9986.png" manifest:media-type="image/png"/>
  <manifest:file-entry manifest:full-path="Pictures/1000020100000256000001EBF1CA0B1E.png" manifest:media-type="image/png"/>
  <manifest:file-entry manifest:full-path="Pictures/10000201000002D9000002931DA8F3D7.png" manifest:media-type="image/png"/>
  <manifest:file-entry manifest:full-path="Pictures/10000201000002BF000000FADB288734.png" manifest:media-type="image/png"/>
  <manifest:file-entry manifest:full-path="Pictures/10000201000002D90000029312681506.png" manifest:media-type="image/png"/>
  <manifest:file-entry manifest:full-path="Pictures/10000201000002FC000001CD4EE036A0.png" manifest:media-type="image/png"/>
  <manifest:file-entry manifest:full-path="Pictures/10000201000000120000000FDFB85CCA.png" manifest:media-type="image/png"/>
  <manifest:file-entry manifest:full-path="Pictures/10000201000000130000001256D8E6D2.png" manifest:media-type="image/png"/>
  <manifest:file-entry manifest:full-path="Pictures/10000201000001BB00000136018D60DD.png" manifest:media-type="image/png"/>
  <manifest:file-entry manifest:full-path="Pictures/10000201000002D0000001A8B6569FD1.png" manifest:media-type="image/png"/>
  <manifest:file-entry manifest:full-path="Pictures/10000201000003E8000000D2A060F6AB.png" manifest:media-type="image/png"/>
  <manifest:file-entry manifest:full-path="Pictures/10000000000000AA0000009DA0514B0E.png" manifest:media-type="image/png"/>
  <manifest:file-entry manifest:full-path="Pictures/10000201000002390000016F679E3870.png" manifest:media-type="image/png"/>
  <manifest:file-entry manifest:full-path="Pictures/100003A50000017B000001E7BD667EC7.svg" manifest:media-type="image/svg+xml"/>
  <manifest:file-entry manifest:full-path="Pictures/100002010000001100000011DDCC4877.png" manifest:media-type="image/png"/>
  <manifest:file-entry manifest:full-path="Pictures/100006A2000001A8000001A82D5164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4" svg:font-family="'Liberation Mono'" style:font-family-generic="modern" style:font-pitch="variable"/>
    <style:font-face style:name="Liberation Mono3" svg:font-family="'Liberation Mono'" style:font-adornments="Bold" style:font-family-generic="modern" style:font-pitch="variable"/>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4" style:family="table">
      <style:table-properties style:width="6.6972in" fo:margin-left="0in" table:align="left" style:may-break-between-rows="false"/>
    </style:style>
    <style:style style:name="Table14.A" style:family="table-column">
      <style:table-column-properties style:column-width="3.3764in"/>
    </style:style>
    <style:style style:name="Table14.B" style:family="table-column">
      <style:table-column-properties style:column-width="3.3208in"/>
    </style:style>
    <style:style style:name="Table14.A1" style:family="table-cell">
      <style:table-cell-properties fo:background-color="#e6e6e6" fo:padding="0.0382in" fo:border-left="none" fo:border-right="none" fo:border-top="0.05pt solid #000000" fo:border-bottom="0.05pt solid #000000">
        <style:background-image/>
      </style:table-cell-properties>
    </style:style>
    <style:style style:name="Table14.A2" style:family="table-cell">
      <style:table-cell-properties fo:background-color="#ffffff" fo:padding-left="0.0403in" fo:padding-right="0.0403in" fo:padding-top="0.05in" fo:padding-bottom="0.0299in" fo:border-left="none" fo:border-right="none" fo:border-top="none" fo:border-bottom="0.05pt solid #000000">
        <style:background-image/>
      </style:table-cell-properties>
    </style:style>
    <style:style style:name="Table14.A3" style:family="table-cell">
      <style:table-cell-properties style:vertical-align="middle" fo:background-color="transparent" fo:padding-left="0.0403in" fo:padding-right="0.0403in" fo:padding-top="0.05in" fo:padding-bottom="0.0299in" fo:border-left="none" fo:border-right="none" fo:border-top="none" fo:border-bottom="0.05pt solid #000000">
        <style:background-image/>
      </style:table-cell-properties>
    </style:style>
    <style:style style:name="Table14.B3" style:family="table-cell">
      <style:table-cell-properties fo:background-color="transparent" fo:padding-left="0.0403in" fo:padding-right="0.0403in" fo:padding-top="0.05in" fo:padding-bottom="0.0299in" fo:border-left="none" fo:border-right="none" fo:border-top="none" fo:border-bottom="0.05pt solid #000000">
        <style:background-image/>
      </style:table-cell-properties>
    </style:style>
    <style:style style:name="Table14.B5" style:family="table-cell">
      <style:table-cell-properties style:vertical-align="middle" fo:background-color="#ffffff" fo:padding-left="0.0403in" fo:padding-right="0.0403in" fo:padding-top="0.05in" fo:padding-bottom="0.0299in" fo:border-left="none" fo:border-right="none" fo:border-top="none" fo:border-bottom="0.05pt solid #000000">
        <style:background-image/>
      </style:table-cell-properties>
    </style:style>
    <style:style style:name="Table11" style:family="table">
      <style:table-properties style:width="6.2201in" fo:margin-left="-0.0007in" fo:margin-right="0.4736in" fo:margin-top="0in" fo:margin-bottom="0.1965in" table:align="margins"/>
    </style:style>
    <style:style style:name="Table11.A" style:family="table-column">
      <style:table-column-properties style:column-width="1.3396in" style:rel-column-width="14113*"/>
    </style:style>
    <style:style style:name="Table11.B" style:family="table-column">
      <style:table-column-properties style:column-width="1.6146in" style:rel-column-width="17011*"/>
    </style:style>
    <style:style style:name="Table11.C" style:family="table-column">
      <style:table-column-properties style:column-width="1.6514in" style:rel-column-width="17398*"/>
    </style:style>
    <style:style style:name="Table11.D" style:family="table-column">
      <style:table-column-properties style:column-width="1.6146in" style:rel-column-width="17013*"/>
    </style:style>
    <style:style style:name="Table11.A1" style:family="table-cell">
      <style:table-cell-properties fo:background-color="#e6e6e6" fo:padding="0.0382in" fo:border-left="none" fo:border-right="none" fo:border-top="0.05pt solid #000000" fo:border-bottom="0.05pt solid #000000">
        <style:background-image/>
      </style:table-cell-properties>
    </style:style>
    <style:style style:name="Table11.A2" style:family="table-cell">
      <style:table-cell-properties fo:background-color="transparent" fo:padding="0.0382in" fo:border-left="none" fo:border-right="none" fo:border-top="none" fo:border-bottom="0.05pt solid #000000">
        <style:background-image/>
      </style:table-cell-properties>
    </style:style>
    <style:style style:name="Table11.A3"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text-properties officeooo:paragraph-rsid="00a9ac04"/>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0a5170e"/>
    </style:style>
    <style:style style:name="P5" style:family="paragraph" style:parent-style-name="Text_20_body">
      <style:text-properties officeooo:paragraph-rsid="00b08de8"/>
    </style:style>
    <style:style style:name="P6" style:family="paragraph" style:parent-style-name="Text_20_body">
      <style:text-properties fo:language="en" fo:country="US" officeooo:rsid="001f0121" officeooo:paragraph-rsid="001f012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fo:language="en" fo:country="US" officeooo:paragraph-rsid="00a5170e"/>
    </style:style>
    <style:style style:name="P9" style:family="paragraph" style:parent-style-name="Text_20_body">
      <style:text-properties officeooo:paragraph-rsid="00733b65"/>
    </style:style>
    <style:style style:name="P10" style:family="paragraph" style:parent-style-name="Text_20_body">
      <style:text-properties officeooo:paragraph-rsid="00a86491"/>
    </style:style>
    <style:style style:name="P11" style:family="paragraph" style:parent-style-name="Text_20_body">
      <style:text-properties officeooo:paragraph-rsid="00b8428f"/>
    </style:style>
    <style:style style:name="P12" style:family="paragraph" style:parent-style-name="Text_20_body">
      <style:text-properties officeooo:paragraph-rsid="00b8c77e"/>
    </style:style>
    <style:style style:name="P13" style:family="paragraph" style:parent-style-name="Text_20_Body_20_List_20_Intro">
      <style:text-properties officeooo:paragraph-rsid="00a5170e"/>
    </style:style>
    <style:style style:name="P14" style:family="paragraph" style:parent-style-name="Text_20_Body_20_List_20_Intro">
      <style:text-properties officeooo:paragraph-rsid="00a86491"/>
    </style:style>
    <style:style style:name="P15" style:family="paragraph" style:parent-style-name="Text_20_Body_20_List_20_Intro">
      <style:text-properties officeooo:paragraph-rsid="00b8428f"/>
    </style:style>
    <style:style style:name="P16" style:family="paragraph" style:parent-style-name="Text_20_Note">
      <style:text-properties officeooo:paragraph-rsid="00a5170e"/>
    </style:style>
    <style:style style:name="P17" style:family="paragraph" style:parent-style-name="Table_20_Contents">
      <style:text-properties officeooo:paragraph-rsid="00cd93d5"/>
    </style:style>
    <style:style style:name="P18" style:family="paragraph" style:parent-style-name="Table_20_Heading">
      <style:text-properties officeooo:paragraph-rsid="00a5170e"/>
    </style:style>
    <style:style style:name="P19" style:family="paragraph" style:parent-style-name="Table_20_Heading">
      <style:text-properties fo:font-size="10.5pt" officeooo:paragraph-rsid="00cd93d5" style:font-size-asian="10.5pt" style:font-size-complex="10.5pt"/>
    </style:style>
    <style:style style:name="P20" style:family="paragraph" style:parent-style-name="Standard">
      <style:paragraph-properties fo:margin-top="0in" fo:margin-bottom="0in" loext:contextual-spacing="false"/>
      <style:text-properties officeooo:rsid="00b692f2" officeooo:paragraph-rsid="00b692f2"/>
    </style:style>
    <style:style style:name="P21" style:family="paragraph" style:parent-style-name="Standard">
      <style:paragraph-properties fo:margin-top="0in" fo:margin-bottom="0in" loext:contextual-spacing="false"/>
      <style:text-properties officeooo:rsid="00c6e03f" officeooo:paragraph-rsid="00c6e03f"/>
    </style:style>
    <style:style style:name="P22" style:family="paragraph" style:parent-style-name="Text_20_body">
      <style:paragraph-properties fo:margin-top="0in" fo:margin-bottom="0in" loext:contextual-spacing="false"/>
    </style:style>
    <style:style style:name="P23" style:family="paragraph" style:parent-style-name="Text_20_body">
      <style:paragraph-properties fo:margin-top="0in" fo:margin-bottom="0in" loext:contextual-spacing="false"/>
      <style:text-properties officeooo:rsid="00937b96" officeooo:paragraph-rsid="00a5170e"/>
    </style:style>
    <style:style style:name="P24" style:family="paragraph" style:parent-style-name="Text_20_body">
      <style:paragraph-properties fo:margin-top="0in" fo:margin-bottom="0in" loext:contextual-spacing="false"/>
      <style:text-properties officeooo:paragraph-rsid="00a5170e"/>
    </style:style>
    <style:style style:name="P25" style:family="paragraph" style:parent-style-name="Code">
      <style:paragraph-properties fo:margin-top="0in" fo:margin-bottom="0in" loext:contextual-spacing="false" fo:line-height="100%"/>
      <style:text-properties officeooo:paragraph-rsid="00a5170e"/>
    </style:style>
    <style:style style:name="P26" style:family="paragraph" style:parent-style-name="Code">
      <style:paragraph-properties fo:margin-top="0in" fo:margin-bottom="0in" loext:contextual-spacing="false"/>
      <style:text-properties officeooo:paragraph-rsid="00a5170e"/>
    </style:style>
    <style:style style:name="P27" style:family="paragraph" style:parent-style-name="Code" style:master-page-name="">
      <style:paragraph-properties fo:margin-top="0in" fo:margin-bottom="0in" loext:contextual-spacing="false" style:page-number="auto" fo:keep-with-next="always" style:writing-mode="page"/>
      <style:text-properties officeooo:paragraph-rsid="00a5170e"/>
    </style:style>
    <style:style style:name="P28" style:family="paragraph" style:parent-style-name="Caption">
      <style:text-properties officeooo:paragraph-rsid="00a5170e"/>
    </style:style>
    <style:style style:name="P29" style:family="paragraph" style:parent-style-name="Caption">
      <style:paragraph-properties fo:margin-top="0in" fo:margin-bottom="0.1in" loext:contextual-spacing="false" style:writing-mode="page"/>
      <style:text-properties officeooo:paragraph-rsid="00a5170e"/>
    </style:style>
    <style:style style:name="P30" style:family="paragraph" style:parent-style-name="Caption" style:master-page-name="">
      <style:paragraph-properties fo:margin-top="0in" fo:margin-bottom="0.1in" loext:contextual-spacing="false" style:page-number="auto" fo:keep-with-next="always" style:writing-mode="page"/>
      <style:text-properties officeooo:paragraph-rsid="00a5170e"/>
    </style:style>
    <style:style style:name="P31" style:family="paragraph" style:parent-style-name="Code" style:master-page-name="">
      <style:paragraph-properties style:page-number="auto" fo:keep-with-next="always" style:writing-mode="page"/>
      <style:text-properties officeooo:paragraph-rsid="00a5170e"/>
    </style:style>
    <style:style style:name="P32" style:family="paragraph" style:parent-style-name="Guide_20_Name">
      <style:text-properties fo:language="en" fo:country="US" officeooo:rsid="001f0121" officeooo:paragraph-rsid="00a4f5c6"/>
    </style:style>
    <style:style style:name="P33" style:family="paragraph" style:parent-style-name="Title">
      <style:text-properties fo:language="en" fo:country="US" officeooo:rsid="001f0121" officeooo:paragraph-rsid="00a4f5c6"/>
    </style:style>
    <style:style style:name="P34" style:family="paragraph" style:parent-style-name="Subtitle">
      <style:text-properties fo:language="en" fo:country="US" officeooo:rsid="0092cd6c" officeooo:paragraph-rsid="00a4f5c6"/>
    </style:style>
    <style:style style:name="P35" style:family="paragraph" style:parent-style-name="Code">
      <style:text-properties officeooo:paragraph-rsid="00a5170e"/>
    </style:style>
    <style:style style:name="P36" style:family="paragraph" style:parent-style-name="Code">
      <style:paragraph-properties fo:margin-top="0in" fo:margin-bottom="0.0783in" loext:contextual-spacing="false"/>
      <style:text-properties officeooo:paragraph-rsid="00a5170e"/>
    </style:style>
    <style:style style:name="P37" style:family="paragraph" style:parent-style-name="Figure">
      <style:text-properties officeooo:paragraph-rsid="00a5170e"/>
    </style:style>
    <style:style style:name="P38" style:family="paragraph" style:parent-style-name="Figure">
      <style:text-properties officeooo:paragraph-rsid="00a86491"/>
    </style:style>
    <style:style style:name="P39" style:family="paragraph" style:parent-style-name="Figure">
      <style:paragraph-properties fo:margin-top="0.0799in" fo:margin-bottom="0.0402in" loext:contextual-spacing="false" style:writing-mode="page"/>
      <style:text-properties officeooo:paragraph-rsid="00a5170e"/>
    </style:style>
    <style:style style:name="P40" style:family="paragraph" style:parent-style-name="Frame_20_contents">
      <style:paragraph-properties fo:text-align="start" style:justify-single-word="false"/>
      <style:text-properties officeooo:paragraph-rsid="0008df86"/>
    </style:style>
    <style:style style:name="P41" style:family="paragraph" style:parent-style-name="Frame_20_contents">
      <style:paragraph-properties fo:text-align="start" style:justify-single-word="false"/>
      <style:text-properties officeooo:paragraph-rsid="0014b061"/>
    </style:style>
    <style:style style:name="P42" style:family="paragraph" style:parent-style-name="Frame_20_contents">
      <style:paragraph-properties fo:text-align="center" style:justify-single-word="false"/>
      <style:text-properties officeooo:paragraph-rsid="0008df86"/>
    </style:style>
    <style:style style:name="P43" style:family="paragraph" style:parent-style-name="Frame_20_contents">
      <style:text-properties officeooo:paragraph-rsid="0028d405"/>
    </style:style>
    <style:style style:name="P44" style:family="paragraph" style:parent-style-name="Text_20_body_20_indent">
      <style:text-properties officeooo:paragraph-rsid="00a5170e"/>
    </style:style>
    <style:style style:name="P45" style:family="paragraph" style:parent-style-name="Contents_20_3">
      <style:paragraph-properties>
        <style:tab-stops>
          <style:tab-stop style:position="6.2929in" style:type="right" style:leader-style="dotted" style:leader-text="."/>
        </style:tab-stops>
      </style:paragraph-properties>
    </style:style>
    <style:style style:name="P46" style:family="paragraph" style:parent-style-name="Text_20_Note">
      <style:paragraph-properties fo:margin-left="0.3937in" fo:margin-right="0.3154in" fo:text-indent="0in" style:auto-text-indent="false" style:writing-mode="page"/>
      <style:text-properties officeooo:paragraph-rsid="00c858fb"/>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2">
      <style:paragraph-properties>
        <style:tab-stops>
          <style:tab-stop style:position="6.4965in" style:type="right" style:leader-style="dotted" style:leader-text="."/>
        </style:tab-stops>
      </style:paragraph-properties>
    </style:style>
    <style:style style:name="P49" style:family="paragraph" style:parent-style-name="Code">
      <style:paragraph-properties fo:margin-left="0in" fo:margin-right="-0.1965in" fo:text-indent="0in" style:auto-text-indent="false" style:writing-mode="page"/>
      <style:text-properties officeooo:paragraph-rsid="00a5170e"/>
    </style:style>
    <style:style style:name="P50" style:family="paragraph" style:parent-style-name="Standard">
      <style:text-properties officeooo:paragraph-rsid="00cd93d5"/>
    </style:style>
    <style:style style:name="P51" style:family="paragraph" style:parent-style-name="Heading_20_2">
      <style:text-properties officeooo:paragraph-rsid="00733b65"/>
    </style:style>
    <style:style style:name="P52" style:family="paragraph" style:parent-style-name="Heading_20_2">
      <style:text-properties officeooo:paragraph-rsid="00a5170e"/>
    </style:style>
    <style:style style:name="P53" style:family="paragraph" style:parent-style-name="Heading_20_Tip">
      <style:text-properties officeooo:paragraph-rsid="00c858fb"/>
    </style:style>
    <style:style style:name="P54" style:family="paragraph" style:parent-style-name="List_20_1">
      <style:text-properties officeooo:paragraph-rsid="00a5170e"/>
    </style:style>
    <style:style style:name="P55" style:family="paragraph" style:parent-style-name="List_20_1" style:list-style-name="OOoBullets_20_1">
      <style:text-properties officeooo:paragraph-rsid="00a5170e"/>
    </style:style>
    <style:style style:name="P56" style:family="paragraph" style:parent-style-name="Numbering_20_2">
      <style:text-properties officeooo:paragraph-rsid="00a5170e"/>
    </style:style>
    <style:style style:name="P57" style:family="paragraph" style:parent-style-name="Heading_20_3">
      <style:text-properties officeooo:paragraph-rsid="00a9ef35"/>
    </style:style>
    <style:style style:name="P58" style:family="paragraph" style:parent-style-name="Heading_20_3">
      <style:text-properties officeooo:paragraph-rsid="00a5170e"/>
    </style:style>
    <style:style style:name="P59" style:family="paragraph" style:parent-style-name="Heading_20_1">
      <style:text-properties officeooo:paragraph-rsid="00a5170e"/>
    </style:style>
    <style:style style:name="P60" style:family="paragraph" style:parent-style-name="Heading_20_1" style:master-page-name="LOFrontMatter">
      <style:paragraph-properties style:page-number="auto"/>
      <style:text-properties fo:language="en" fo:country="US"/>
    </style:style>
    <style:style style:name="P61" style:family="paragraph" style:parent-style-name="Heading_20_1" style:master-page-name="Standard">
      <style:paragraph-properties style:page-number="auto"/>
      <style:text-properties fo:language="en" fo:country="US" officeooo:paragraph-rsid="00a5170e"/>
    </style:style>
    <style:style style:name="P62" style:family="paragraph" style:parent-style-name="Numbering_20_1">
      <style:text-properties officeooo:paragraph-rsid="00a86491"/>
    </style:style>
    <style:style style:name="P63" style:family="paragraph" style:parent-style-name="Numbering_20_1">
      <style:text-properties officeooo:paragraph-rsid="00a5170e"/>
    </style:style>
    <style:style style:name="P64" style:family="paragraph" style:parent-style-name="Numbering_20_1" style:list-style-name="Numbering_20_1">
      <style:text-properties officeooo:paragraph-rsid="00b8c77e"/>
    </style:style>
    <style:style style:name="P65" style:family="paragraph" style:parent-style-name="Numbering_20_1" style:list-style-name="Numbering_20_1">
      <style:text-properties officeooo:paragraph-rsid="00a5170e"/>
    </style:style>
    <style:style style:name="P66" style:family="paragraph" style:parent-style-name="Numbering_20_1">
      <style:paragraph-properties fo:margin-top="0in" fo:margin-bottom="0.1181in" loext:contextual-spacing="false"/>
      <style:text-properties officeooo:paragraph-rsid="00a5170e"/>
    </style:style>
    <style:style style:name="P67" style:family="paragraph" style:parent-style-name="Heading_20_Note">
      <style:text-properties officeooo:paragraph-rsid="00a5170e"/>
    </style:style>
    <style:style style:name="P68" style:family="paragraph" style:parent-style-name="Heading_20_Caution">
      <style:text-properties officeooo:paragraph-rsid="00a5170e"/>
    </style:style>
    <style:style style:name="P6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bea2ef"/>
    </style:style>
    <style:style style:name="T7" style:family="text">
      <style:text-properties officeooo:rsid="00c21bb2"/>
    </style:style>
    <style:style style:name="T8" style:family="text">
      <style:text-properties fo:language="en" fo:country="US"/>
    </style:style>
    <style:style style:name="T9" style:family="text">
      <style:text-properties fo:language="en" fo:country="US" officeooo:rsid="00048fb0"/>
    </style:style>
    <style:style style:name="T10" style:family="text">
      <style:text-properties style:font-weight-asian="bold" style:font-weight-complex="bold"/>
    </style:style>
    <style:style style:name="T11" style:family="text">
      <style:text-properties officeooo:rsid="005e68eb"/>
    </style:style>
    <style:style style:name="T12" style:family="text">
      <style:text-properties style:font-name="Times New Roman"/>
    </style:style>
    <style:style style:name="T13" style:family="text">
      <style:text-properties officeooo:rsid="00232bb6"/>
    </style:style>
    <style:style style:name="T14" style:family="text">
      <style:text-properties fo:font-style="normal" officeooo:rsid="0014ad47" style:font-style-asian="normal" style:font-style-complex="normal"/>
    </style:style>
    <style:style style:name="T15" style:family="text">
      <style:text-properties style:font-name="Liberation Sans5" officeooo:rsid="0019deb4" style:font-name-asian="Liberation Sans5" style:font-name-complex="Liberation Sans5"/>
    </style:style>
    <style:style style:name="T16" style:family="text">
      <style:text-properties officeooo:rsid="00a4f5c6"/>
    </style:style>
    <style:style style:name="T17" style:family="text">
      <style:text-properties officeooo:rsid="0092cd6c"/>
    </style:style>
    <style:style style:name="T18" style:family="text">
      <style:text-properties officeooo:rsid="00a5170e"/>
    </style:style>
    <style:style style:name="T19" style:family="text">
      <style:text-properties style:font-name="Liberation Sans1" fo:font-size="11pt" fo:language="en" fo:country="US" officeooo:rsid="00047fc8"/>
    </style:style>
    <style:style style:name="T20" style:family="text">
      <style:text-properties style:font-name="DejaVu Sans Mono" fo:font-size="10pt" fo:font-weight="normal" style:font-size-asian="10pt" style:font-weight-asian="normal" style:font-size-complex="10pt" style:font-weight-complex="normal"/>
    </style:style>
    <style:style style:name="T21" style:family="text">
      <style:text-properties officeooo:rsid="003ddae3"/>
    </style:style>
    <style:style style:name="T22" style:family="text">
      <style:text-properties officeooo:rsid="000efa76"/>
    </style:style>
    <style:style style:name="T23" style:family="text">
      <style:text-properties style:font-name="Liberation Mono4"/>
    </style:style>
    <style:style style:name="T24" style:family="text">
      <style:text-properties style:font-name="Liberation Mono4" fo:font-size="10pt" fo:font-weight="normal" style:font-size-asian="10pt" style:font-weight-asian="normal" style:font-size-complex="10pt" style:font-weight-complex="normal"/>
    </style:style>
    <style:style style:name="T25" style:family="text">
      <style:text-properties officeooo:rsid="00162a1f"/>
    </style:style>
    <style:style style:name="T26" style:family="text">
      <style:text-properties officeooo:rsid="001943dd"/>
    </style:style>
    <style:style style:name="T27" style:family="text">
      <style:text-properties officeooo:rsid="0025776b"/>
    </style:style>
    <style:style style:name="T28" style:family="text">
      <style:text-properties officeooo:rsid="0025d258"/>
    </style:style>
    <style:style style:name="T29" style:family="text">
      <style:text-properties officeooo:rsid="0028d405"/>
    </style:style>
    <style:style style:name="T30" style:family="text">
      <style:text-properties officeooo:rsid="002938d3"/>
    </style:style>
    <style:style style:name="T31" style:family="text">
      <style:text-properties officeooo:rsid="002ecd07"/>
    </style:style>
    <style:style style:name="T32" style:family="text">
      <style:text-properties officeooo:rsid="002d12ba"/>
    </style:style>
    <style:style style:name="T33" style:family="text">
      <style:text-properties officeooo:rsid="00354634"/>
    </style:style>
    <style:style style:name="T34" style:family="text">
      <style:text-properties officeooo:rsid="0037d715"/>
    </style:style>
    <style:style style:name="T35" style:family="text">
      <style:text-properties officeooo:rsid="0038d5ee"/>
    </style:style>
    <style:style style:name="T36" style:family="text">
      <style:text-properties officeooo:rsid="003f48d9"/>
    </style:style>
    <style:style style:name="T37" style:family="text">
      <style:text-properties officeooo:rsid="005d2ecc"/>
    </style:style>
    <style:style style:name="T38" style:family="text">
      <style:text-properties officeooo:rsid="00a86491"/>
    </style:style>
    <style:style style:name="T39" style:family="text">
      <style:text-properties officeooo:rsid="00a9ac04"/>
    </style:style>
    <style:style style:name="T40" style:family="text">
      <style:text-properties officeooo:rsid="00a9ef35"/>
    </style:style>
    <style:style style:name="T41" style:family="text">
      <style:text-properties officeooo:rsid="00aa0db6"/>
    </style:style>
    <style:style style:name="T42" style:family="text">
      <style:text-properties officeooo:rsid="00aacdae"/>
    </style:style>
    <style:style style:name="T43" style:family="text">
      <style:text-properties officeooo:rsid="00b012d3"/>
    </style:style>
    <style:style style:name="T44" style:family="text">
      <style:text-properties officeooo:rsid="00b08de8"/>
    </style:style>
    <style:style style:name="T45" style:family="text">
      <style:text-properties officeooo:rsid="00b1c97d"/>
    </style:style>
    <style:style style:name="T46" style:family="text">
      <style:text-properties officeooo:rsid="00b38d82"/>
    </style:style>
    <style:style style:name="T47" style:family="text">
      <style:text-properties officeooo:rsid="00b6e501"/>
    </style:style>
    <style:style style:name="T48" style:family="text">
      <style:text-properties officeooo:rsid="00b8428f"/>
    </style:style>
    <style:style style:name="T49" style:family="text">
      <style:text-properties officeooo:rsid="00b8c77e"/>
    </style:style>
    <style:style style:name="T50" style:family="text">
      <style:text-properties officeooo:rsid="00bb1654"/>
    </style:style>
    <style:style style:name="T51" style:family="text">
      <style:text-properties officeooo:rsid="00bd14f7"/>
    </style:style>
    <style:style style:name="T52" style:family="text">
      <style:text-properties officeooo:rsid="00c1a247"/>
    </style:style>
    <style:style style:name="T53" style:family="text">
      <style:text-properties officeooo:rsid="00c2ee3b"/>
    </style:style>
    <style:style style:name="T54" style:family="text">
      <style:text-properties officeooo:rsid="00c6e03f"/>
    </style:style>
    <style:style style:name="T55" style:family="text">
      <style:text-properties officeooo:rsid="00c858fb"/>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vertical-pos="top" style:vertical-rel="baseline" style:horizontal-pos="center" style:horizontal-rel="paragraph-content" fo:padding-left="0in" fo:padding-right="0in" fo:padding-top="0.1575in" fo:padding-bottom="0in" fo:border="0.06pt solid #000000" style:shadow="#808080 0.0709in 0.0709in" draw:shadow-opacity="100%"/>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right" style:number-wrapped-paragraphs="no-limit" style:vertical-pos="top" style:vertical-rel="baseline" style:horizontal-pos="from-left"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top" style:vertical-rel="baseline" style:horizontal-pos="from-left" style:horizontal-rel="paragraph-content" fo:padding="0in"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3457in, 0in, 0.7535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9"/>
      <text:p text:style-name="P32"><draw:frame draw:style-name="fr7" draw:name="Image1" text:anchor-type="paragraph" svg:x="1.3661in" svg:y="0.1772in" svg:width="3.3335in" svg:height="0.7in" draw:z-index="0"><draw:image xlink:href="Pictures/10000201000003E8000000D2A060F6AB.png" xlink:type="simple" xlink:show="embed" xlink:actuate="onLoad"/></draw:frame>Začínáme s programem LibreOffice</text:p>
      <text:p text:style-name="P33">Kapitola 13 <text:s/><text:line-break/>Začínáme s makry</text:p>
      <text:p text:style-name="P34">Používání záznamu maker ... a další</text:p>
      <text:h text:style-name="P60" text:outline-level="1"><text:bookmark-start text:name="__RefHeading__5636_1566568644"/>Autorská práva<text:bookmark-end text:name="__RefHeading__5636_1566568644"/></text:h>
      <text:p text:style-name="P9">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7">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2">Andrew Pitonyak </text:p>
          </table:table-cell>
          <table:table-cell office:value-type="string">
            <text:p text:style-name="P22">Peter Schofield</text:p>
          </table:table-cell>
          <table:table-cell office:value-type="string">
            <text:p text:style-name="P22">Martin Fox</text:p>
          </table:table-cell>
        </table:table-row>
        <table:table-row>
          <table:table-cell office:value-type="string">
            <text:p text:style-name="P22">Ron Faile Jr.</text:p>
          </table:table-cell>
          <table:table-cell office:value-type="string">
            <text:p text:style-name="P20">Hazel Russman</text:p>
          </table:table-cell>
          <table:table-cell office:value-type="string">
            <text:p text:style-name="P21">Olivier Hallot</text:p>
          </table:table-cell>
        </table:table-row>
      </table:table>
      <text:h text:style-name="Heading_20_2" text:outline-level="2"><text:bookmark-start text:name="__RefHeading__5640_1566568644"/>Zpětná vazba<text:bookmark-end text:name="__RefHeading__5640_156656864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9">Poznámka: Všechno, co do e-mailové konference pošlete, včetně e-mailové adresy a dalších osobních informací uvedených ve zprávě, bude veřejně viditelné bez možnosti smazání.</text:p>
      <text:h text:style-name="P51" text:outline-level="2"><text:bookmark-start text:name="__RefHeading__5642_1566568644"/>Poděkování<text:bookmark-end text:name="__RefHeading__5642_1566568644"/></text:h>
      <text:p text:style-name="P4">Tato kapitola byla vytvořena na základě kapitoly 13 <text:span text:style-name="LOEmphasis">Začínáme s OpenOffice 3.3</text:span>. Do původní kapitoly přispěli:</text:p>
      <table:table table:name="Table3" table:style-name="Table3">
        <table:table-column table:style-name="Table3.A" table:number-columns-repeated="3"/>
        <table:table-row>
          <table:table-cell office:value-type="string">
            <text:p text:style-name="P24"><text:bookmark-start text:name="__RefHeading__5644_15665686441"/>Andrew Pitonyak<text:bookmark-end text:name="__RefHeading__5644_15665686441"/></text:p>
          </table:table-cell>
          <table:table-cell office:value-type="string">
            <text:p text:style-name="P24">Jean Hollis Weber</text:p>
          </table:table-cell>
          <table:table-cell office:value-type="string">
            <text:p text:style-name="P23"/>
          </table:table-cell>
        </table:table-row>
      </table:table>
      <text:h text:style-name="P52" text:outline-level="2"><text:bookmark-start text:name="__RefHeading__5644_1566568644"/>Datum vydání a verze programu<text:bookmark-end text:name="__RefHeading__5644_1566568644"/></text:h>
      <text:p text:style-name="P6">Published 23 June 2016. Kniha je určena pro LibreOffice 5.1.</text:p>
      <text:h text:style-name="Heading_20_2" text:outline-level="2"><text:bookmark-start text:name="__RefHeading__10532_462712302"/>Poznámka pro uživatele systému Mac<text:bookmark-end text:name="__RefHeading__10532_462712302"/></text:h>
      <text:p text:style-name="P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text:p>
          </table:table-cell>
          <table:table-cell table:style-name="Table5.A1" office:value-type="string">
            <text:p text:style-name="P19">Výsledek</text:p>
          </table:table-cell>
        </table:table-row>
        <table:table-row table:style-name="Table5.1">
          <table:table-cell table:style-name="Table5.A2" office:value-type="string">
            <text:p text:style-name="P17"><text:span text:style-name="LOMenuPath">Nástroje &gt; Možnosti</text:span> výběr v nabídce</text:p>
          </table:table-cell>
          <table:table-cell table:style-name="Table5.B2" office:value-type="string">
            <text:p text:style-name="P17"><text:span text:style-name="LOMenuPath">LibreOffice &gt; Předvolby</text:span></text:p>
          </table:table-cell>
          <table:table-cell table:style-name="Table5.B2" office:value-type="string">
            <text:p text:style-name="P17">Otevře nastavení s možnostmi<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17"><text:span text:style-name="LOKeystroke">Kliknutí pravým tlačítkem</text:span></text:p>
          </table:table-cell>
          <table:table-cell table:style-name="Table5.A2" office:value-type="string">
            <text:p text:style-name="P17">Control + kliknut a/nebo kliknutí pravým tlačítkem v závislosti na operačním systému počítače</text:p>
          </table:table-cell>
          <table:table-cell table:style-name="Table5.B2" office:value-type="string">
            <text:p text:style-name="P17">Otevře se místní nabídka</text:p>
          </table:table-cell>
        </table:table-row>
        <table:table-row table:style-name="Table5.1">
          <table:table-cell table:style-name="Table5.A2" office:value-type="string">
            <text:p text:style-name="P17"><text:span text:style-name="LOKeystroke">Ctrl</text:span> (<text:span text:style-name="LOKeystroke">Control</text:span>)</text:p>
          </table:table-cell>
          <table:table-cell table:style-name="Table5.A2" office:value-type="string">
            <text:p text:style-name="P17">⌘ (<text:span text:style-name="LOKeystroke">Command</text:span>)</text:p>
          </table:table-cell>
          <table:table-cell table:style-name="Table5.A2" office:value-type="string">
            <text:p text:style-name="P17">Používá se i s dalšími klávesami</text:p>
          </table:table-cell>
        </table:table-row>
        <table:table-row table:style-name="Table5.1">
          <table:table-cell table:style-name="Table5.A2" office:value-type="string">
            <text:p text:style-name="P17"><text:span text:style-name="LOKeystroke">F5</text:span></text:p>
          </table:table-cell>
          <table:table-cell table:style-name="Table5.A2" office:value-type="string">
            <text:p text:style-name="P17"><text:span text:style-name="LOKeystroke">Shift</text:span>+⌘+<text:span text:style-name="LOKeystroke">F5</text:span></text:p>
          </table:table-cell>
          <table:table-cell table:style-name="Table5.A2" office:value-type="string">
            <text:p text:style-name="P17">Otevře se Navigátor</text:p>
          </table:table-cell>
        </table:table-row>
        <table:table-row table:style-name="Table5.1">
          <table:table-cell table:style-name="Table5.A2" office:value-type="string">
            <text:p text:style-name="P17"><text:span text:style-name="LOKeystroke">F11</text:span></text:p>
          </table:table-cell>
          <table:table-cell table:style-name="Table5.A2" office:value-type="string">
            <text:p text:style-name="P17">⌘+<text:span text:style-name="LOKeystroke">T</text:span></text:p>
          </table:table-cell>
          <table:table-cell table:style-name="Table5.A2" office:value-type="string">
            <text:p text:style-name="P17">Otevře okno Styly a formátování.</text:p>
          </table:table-cell>
        </table:table-row>
      </table:table>
      <text:p text:style-name="P5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7"><text:a xlink:type="simple" xlink:href="#__RefHeading__5636_1566568644" text:style-name="Index_20_Link" text:visited-style-name="Index_20_Link">Autorská práva<text:tab/>2</text:a></text:p>
          <text:p text:style-name="P48"><text:a xlink:type="simple" xlink:href="#__RefHeading__5638_1566568644" text:style-name="Index_20_Link" text:visited-style-name="Index_20_Link">Přispěvatelé<text:tab/>2</text:a></text:p>
          <text:p text:style-name="P48"><text:a xlink:type="simple" xlink:href="#__RefHeading__5640_1566568644" text:style-name="Index_20_Link" text:visited-style-name="Index_20_Link">Zpětná vazba<text:tab/>2</text:a></text:p>
          <text:p text:style-name="P48"><text:a xlink:type="simple" xlink:href="#__RefHeading__5642_1566568644" text:style-name="Index_20_Link" text:visited-style-name="Index_20_Link">Poděkování<text:tab/>2</text:a></text:p>
          <text:p text:style-name="P48"><text:a xlink:type="simple" xlink:href="#__RefHeading__5644_1566568644" text:style-name="Index_20_Link" text:visited-style-name="Index_20_Link">Datum vydání a verze programu<text:tab/>2</text:a></text:p>
          <text:p text:style-name="P48"><text:a xlink:type="simple" xlink:href="#__RefHeading__10532_462712302" text:style-name="Index_20_Link" text:visited-style-name="Index_20_Link">Poznámka pro uživatele systému Mac<text:tab/>2</text:a></text:p>
          <text:p text:style-name="P47"><text:a xlink:type="simple" xlink:href="#__RefHeading__5648_1566568644" text:style-name="Index_20_Link" text:visited-style-name="Index_20_Link">Úvod<text:tab/>4</text:a></text:p>
          <text:p text:style-name="P47"><text:a xlink:type="simple" xlink:href="#__RefHeading__8588_1448150400" text:style-name="Index_20_Link" text:visited-style-name="Index_20_Link">Moje první makro<text:tab/>4</text:a></text:p>
          <text:p text:style-name="P48"><text:a xlink:type="simple" xlink:href="#__RefHeading__19068_44446367" text:style-name="Index_20_Link" text:visited-style-name="Index_20_Link">Přidání makra<text:tab/>4</text:a></text:p>
          <text:p text:style-name="P48"><text:a xlink:type="simple" xlink:href="#__RefHeading__5136_1196992793" text:style-name="Index_20_Link" text:visited-style-name="Index_20_Link">Záznam makra<text:tab/>6</text:a></text:p>
          <text:p text:style-name="P48"><text:a xlink:type="simple" xlink:href="#__RefHeading__5138_1196992793" text:style-name="Index_20_Link" text:visited-style-name="Index_20_Link">Spuštění makra<text:tab/>7</text:a></text:p>
          <text:p text:style-name="P48"><text:a xlink:type="simple" xlink:href="#__RefHeading__5140_1196992793" text:style-name="Index_20_Link" text:visited-style-name="Index_20_Link">Zobrazení a úprava maker<text:tab/>8</text:a></text:p>
          <text:p text:style-name="P45"><text:a xlink:type="simple" xlink:href="#__RefHeading__8590_1448150400" text:style-name="Index_20_Link" text:visited-style-name="Index_20_Link">Zakomentování pomocí REM<text:tab/>8</text:a></text:p>
          <text:p text:style-name="P45"><text:a xlink:type="simple" xlink:href="#__RefHeading__5144_1196992793" text:style-name="Index_20_Link" text:visited-style-name="Index_20_Link">Definování podprogramů pomocí SUB<text:tab/>8</text:a></text:p>
          <text:p text:style-name="P45"><text:a xlink:type="simple" xlink:href="#__RefHeading__5146_1196992793" text:style-name="Index_20_Link" text:visited-style-name="Index_20_Link">Definování proměnných pomocí Dim<text:tab/>9</text:a></text:p>
          <text:p text:style-name="P45"><text:a xlink:type="simple" xlink:href="#__RefHeading__5148_1196992793" text:style-name="Index_20_Link" text:visited-style-name="Index_20_Link">Vysvětlení kódu makra<text:tab/>9</text:a></text:p>
          <text:p text:style-name="P47"><text:a xlink:type="simple" xlink:href="#__RefHeading__5150_1196992793" text:style-name="Index_20_Link" text:visited-style-name="Index_20_Link">Vytvoření makra<text:tab/>10</text:a></text:p>
          <text:p text:style-name="P48"><text:a xlink:type="simple" xlink:href="#__RefHeading__8592_1448150400" text:style-name="Index_20_Link" text:visited-style-name="Index_20_Link">Příklad složitějšího makra<text:tab/>10</text:a></text:p>
          <text:p text:style-name="P48"><text:a xlink:type="simple" xlink:href="#__RefHeading__5154_1196992793" text:style-name="Index_20_Link" text:visited-style-name="Index_20_Link">Rychlé spuštění makra<text:tab/>13</text:a></text:p>
          <text:p text:style-name="P47"><text:a xlink:type="simple" xlink:href="#__RefHeading__5156_1196992793" text:style-name="Index_20_Link" text:visited-style-name="Index_20_Link">Selhání záznamu maker<text:tab/>14</text:a></text:p>
          <text:p text:style-name="P48"><text:a xlink:type="simple" xlink:href="#__RefHeading__5158_1196992793" text:style-name="Index_20_Link" text:visited-style-name="Index_20_Link">Příkazová infrastruktura<text:tab/>14</text:a></text:p>
          <text:p text:style-name="P48"><text:a xlink:type="simple" xlink:href="#__RefHeading__5160_1196992793" text:style-name="Index_20_Link" text:visited-style-name="Index_20_Link">Jako záznamník maker využívá příkazovou infrastrukturu<text:tab/>14</text:a></text:p>
          <text:p text:style-name="P48"><text:a xlink:type="simple" xlink:href="#__RefHeading__5162_1196992793" text:style-name="Index_20_Link" text:visited-style-name="Index_20_Link">Ostatní možnosti<text:tab/>14</text:a></text:p>
          <text:p text:style-name="P47"><text:a xlink:type="simple" xlink:href="#__RefHeading__5164_1196992793" text:style-name="Index_20_Link" text:visited-style-name="Index_20_Link">Uspořádání maker<text:tab/>15</text:a></text:p>
          <text:p text:style-name="P48"><text:a xlink:type="simple" xlink:href="#__RefHeading__5166_1196992793" text:style-name="Index_20_Link" text:visited-style-name="Index_20_Link">Kde jsou makra uložené?<text:tab/>16</text:a></text:p>
          <text:p text:style-name="P48"><text:a xlink:type="simple" xlink:href="#__RefHeading__5168_1196992793" text:style-name="Index_20_Link" text:visited-style-name="Index_20_Link">Importování maker<text:tab/>16</text:a></text:p>
          <text:p text:style-name="P48"><text:a xlink:type="simple" xlink:href="#__RefHeading__5170_1196992793" text:style-name="Index_20_Link" text:visited-style-name="Index_20_Link">Stažení maker za účelem importu<text:tab/>18</text:a></text:p>
          <text:p text:style-name="P47"><text:a xlink:type="simple" xlink:href="#__RefHeading__5172_1196992793" text:style-name="Index_20_Link" text:visited-style-name="Index_20_Link">Jako makro spustit<text:tab/>18</text:a></text:p>
          <text:p text:style-name="P48"><text:a xlink:type="simple" xlink:href="#__RefHeading__197251_1448150400" text:style-name="Index_20_Link" text:visited-style-name="Index_20_Link">Nástrojové lišty, položky nabídky a klávesové zkratky<text:tab/>18</text:a></text:p>
          <text:p text:style-name="P48"><text:a xlink:type="simple" xlink:href="#__RefHeading__197253_1448150400" text:style-name="Index_20_Link" text:visited-style-name="Index_20_Link">Události<text:tab/>19</text:a></text:p>
          <text:p text:style-name="P47"><text:a xlink:type="simple" xlink:href="#__RefHeading__5182_1196992793" text:style-name="Index_20_Link" text:visited-style-name="Index_20_Link">Rozšíření<text:tab/>20</text:a></text:p>
          <text:p text:style-name="P47"><text:a xlink:type="simple" xlink:href="#__RefHeading__5184_1196992793" text:style-name="Index_20_Link" text:visited-style-name="Index_20_Link">Vytváření maker bez použití záznamu<text:tab/>21</text:a></text:p>
          <text:p text:style-name="P47"><text:a xlink:type="simple" xlink:href="#__RefHeading__5186_1196992793" text:style-name="Index_20_Link" text:visited-style-name="Index_20_Link">Kde najdeme více informací<text:tab/>21</text:a></text:p>
          <text:p text:style-name="P48"><text:a xlink:type="simple" xlink:href="#__RefHeading__5188_1196992793" text:style-name="Index_20_Link" text:visited-style-name="Index_20_Link">Přiložený materiál<text:tab/>21</text:a></text:p>
          <text:p text:style-name="P48"><text:a xlink:type="simple" xlink:href="#__RefHeading__5190_1196992793" text:style-name="Index_20_Link" text:visited-style-name="Index_20_Link">Online zdroje<text:tab/>22</text:a></text:p>
          <text:p text:style-name="P48"><text:a xlink:type="simple" xlink:href="#__RefHeading__7688_1972615798" text:style-name="Index_20_Link" text:visited-style-name="Index_20_Link">Tištěné a elektronické knihy<text:tab/>22</text:a></text:p>
        </text:index-body>
      </text:table-of-content>
      <text:p text:style-name="Page_20_Break"/>
      <text:h text:style-name="P61" text:outline-level="1"><text:bookmark-start text:name="__RefHeading__5648_1566568644"/>Úvod<text:bookmark-end text:name="__RefHeading__5648_1566568644"/></text:h>
      <text:p text:style-name="P4">Makro LibreOffice je posloupnost příkazů nebo stisku kláves, uložená za účelem pozdějšího použití. Příkladem jednoduchého makra může být makro, které „napíše“ adresu autora. Makrojazyk LibreOffice je velmi flexibilní a umožňuje automatizaci jednoduchých, ale i složitých úloh. Makra jsou velmi užitečné tehdy, když potřebujeme stejnou úlohu stejným způsobem mnohokrát zopakovat.</text:p>
      <text:p text:style-name="P4">Makra LibreOffice jsou obvykle napsány v jazyce, který se nazývá <text:alphabetical-index-mark text:string-value="LibreOffice Basic"/>LibreOffice Basic, což se někdy jednoduše zkracuje na <text:alphabetical-index-mark-start text:id="IMark139862807718992"/>Basic<text:alphabetical-index-mark-end text:id="IMark139862807718992"/>. Z úhlu pohledu jazyka Basic makro není ničím jiným než jeho podprogram (funkce). I když se Basic a tvorba maker naučit dají, pro začátečníka může být jejich psaní ihned od začátku poměrně náročné. Obvyklou metodou jak začít je použití a úprava maker, které napsal někdo jiný, nebo použití záznamu maker, který zaznamená a uloží posloupnost stisků kláves pro pozdější použití.</text:p>
      <text:p text:style-name="P4">Většina úloh se v LibreOffice provádí na základě „odesílání příkazů“ (angl. Dispatching a command) v rámci jeho příkazové infrastruktury (angl. Dispatch framework), které jsou přijímány a prováděny. Záznam maker pracuje na základě zaznamenávání odeslaných příkazů (viz “<text:span text:style-name="T14"><text:reference-ref text:reference-format="text" text:ref-name="The dispatch framework section">Příkazová infrastruktura</text:reference-ref></text:span>” <text:span text:style-name="LOEmphasis">na straně </text:span><text:span text:style-name="T14"><text:reference-ref text:reference-format="page" text:ref-name="The dispatch framework section">14</text:reference-ref></text:span>).</text:p>
      <text:h text:style-name="P59" text:outline-level="1"><text:bookmark-start text:name="__RefHeading__8588_1448150400"/>Moje <text:alphabetical-index-mark text:string-value="makra"/> první makro<text:bookmark-end text:name="__RefHeading__8588_1448150400"/></text:h>
      <text:h text:style-name="P52" text:outline-level="2"><text:bookmark-start text:name="__RefHeading__19068_44446367"/>Přidání makra<text:bookmark-end text:name="__RefHeading__19068_44446367"/></text:h>
      <text:p text:style-name="P4">Při učení programování v makrojazyku může na začátku pomoci, pokud si najdeme a <text:alphabetical-index-mark text:string-value="přidání makra z jiných zdrojů"/> použijeme vhodné existující makro. V této části předpokládáme, že chceme použít makro, které nám někdo poslal elektronickou poštou, našli jsme ho na webové stránce nebo případně v knize. For this example, the macro in Listing <text:sequence-ref text:reference-format="value" text:ref-name="refListing0">1</text:sequence-ref> is used. You must create a library and module to contain your macro; see “<text:bookmark-ref text:reference-format="text" text:ref-name="__RefHeading__5164_1196992793">Macro organization</text:bookmark-ref>” on page <text:bookmark-ref text:reference-format="page" text:ref-name="__RefHeading__5164_1196992793">15</text:bookmark-ref> for more information.</text:p>
      <text:p text:style-name="P28">Výpis <text:sequence text:ref-name="refListing0" text:name="Listing" text:formula="ooow:Listing + 1" style:num-format="1">1</text:sequence>: Jednoduché makro, které nás pozdraví</text:p>
      <text:p text:style-name="P26"/>
      <text:p text:style-name="P26"><text:span text:style-name="_5f_LOCodeKeyWord"> Sub</text:span> <text:span text:style-name="_5f_LOCodeIdent">MakroAhoj</text:span></text:p>
      <text:p text:style-name="P26"><text:span text:style-name="_5f_LOCodeComment"><text:span text:style-name="T20"><text:s text:c="2"/></text:span></text:span><text:span text:style-name="_5f_LOCodeKeyWord">Print</text:span> <text:span text:style-name="_5f_LOCodeLiteral">„Ahoj“</text:span></text:p>
      <text:p text:style-name="P35"><text:span text:style-name="_5f_LOCodeKeyWord">End</text:span><text:span text:style-name="_5f_LOCodeComment"> S</text:span><text:span text:style-name="_5f_LOCodeKeyWord">ub</text:span></text:p>
      <text:p text:style-name="P14">Pro vytvoření knihovny obsahující naše makro použijeme následující kroky:</text:p>
      <text:list xml:id="list8154989731033766895" text:style-name="Numbering_20_1">
        <text:list-item>
          <text:p text:style-name="P62">Use <text:span text:style-name="LOMenuPath">Tools &gt; Macros &gt; Organize Macros &gt; LibreOffice Basic</text:span> to open the LibreOffice Basic Macro dialog (Figure <text:sequence-ref text:reference-format="value" text:ref-name="refFigure0">1</text:sequence-ref>).</text:p>
        </text:list-item>
        <text:list-item>
          <text:p text:style-name="Numbering_20_1">Klikneme na <text:span text:style-name="LOMenuPath">Organizátor</text:span> , čímž otevřeme okno Organizátor maker LibreOffice Basic (obrázek <text:sequence-ref text:reference-format="value" text:ref-name="refFigure1">2</text:sequence-ref>). V něm zvolíme kartu <text:span text:style-name="LOEmphasis">Knihovny</text:span>.</text:p>
        </text:list-item>
        <text:list-item>
          <text:p text:style-name="Numbering_20_1">V seznamu <text:span text:style-name="LOEmphasis">Lokalita</text:span> zvolíme položku <text:span text:style-name="LOEmphasis">Moje makra a dialogová okna</text:span>, což je standardní místo pro ukládání maker.</text:p>
        </text:list-item>
        <text:list-item>
          <text:p text:style-name="Numbering_20_1">Kliknutím na <text:span text:style-name="LOMenuPath">Nový</text:span> otevřeme okno Nová knihovna.</text:p>
        </text:list-item>
        <text:list-item>
          <text:p text:style-name="Numbering_20_1">Zadáme název knihovny, například KnihovnaTest a klikneme na <text:span text:style-name="LOMenuPath">OK</text:span>.</text:p>
        </text:list-item>
        <text:list-item>
          <text:p text:style-name="Numbering_20_1">Zvolíme kartu <text:span text:style-name="LOEmphasis">Moduly</text:span>.</text:p>
        </text:list-item>
        <text:list-item>
          <text:p text:style-name="Numbering_20_1">V seznamu <text:span text:style-name="LOEmphasis">Modul</text:span> otevřeme položku <text:span text:style-name="LOEmphasis">Moje makra</text:span> a v ní právě vytvořenou knihovnu KnihovnaTest. V ní již existuje položka Module1, kam můžeme makro uložit. Případně můžeme stiskem <text:span text:style-name="LOMenuPath">Nový</text:span> vytvořit v knihovně jiný modul.</text:p>
        </text:list-item>
        <text:list-item>
          <text:p text:style-name="Numbering_20_1">Zvolíme Module1 nebo nově vytvořený modul a klikneme na <text:span text:style-name="LOMenuPath">Upravit</text:span>, čímž se otevře okno integrovaného vývojového prostředí (angl. Integrated Development Environment, IDE) (obrázek <text:sequence-ref text:reference-format="value" text:ref-name="refFigure2">3</text:sequence-ref>). IDE je textový editor začleněn do LibreOffice, který umožňuje vytváření a úpravu maker.</text:p>
        </text:list-item>
        <text:list-item>
          <text:p text:style-name="Numbering_20_1">Nový modul po vytvoření obsahuje pouze poznámku a jedno prázdné makro s názvem Main, které nic nedělá.</text:p>
        </text:list-item>
        <text:list-item>
          <text:p text:style-name="Numbering_20_1">Nové makro přidáme buď před Sub Main nebo za End Sub. Listing <text:sequence-ref text:reference-format="value" text:ref-name="refListing1">2</text:sequence-ref> shows the new macro has been added before Sub Main.</text:p>
        </text:list-item>
      </text:list>
      <text:p text:style-name="P39"><text:soft-page-break/><draw:frame draw:style-name="fr1" draw:name="Frame16" text:anchor-type="as-char" svg:width="5.8665in" draw:z-index="1"><draw:text-box fo:min-height="3.7591in"><text:p text:style-name="P40"><draw:frame draw:style-name="fr8" draw:name="graphics14" text:anchor-type="as-char" svg:width="5.8665in" svg:height="3.4543in" draw:z-index="2"><draw:image xlink:href="Pictures/10000201000002D0000001A8B6569FD1.png" xlink:type="simple" xlink:show="embed" xlink:actuate="onLoad"/></draw:frame></text:p><text:p text:style-name="Caption">Obrázek <text:sequence text:ref-name="refFigure0" text:name="Figure" text:formula="ooow:Figure+1" style:num-format="1">1</text:sequence>: Dialogové okno Makra LibreOffice Basic</text:p></draw:text-box></draw:frame></text:p>
      <text:p text:style-name="P37"><text:span text:style-name="_5f_LOCodeKeyWord"><text:span text:style-name="T20"><draw:frame draw:style-name="fr1" draw:name="Frame17" text:anchor-type="as-char" svg:width="3.9366in" draw:z-index="3"><draw:text-box fo:min-height="0.1965in"><text:p text:style-name="P42"><draw:frame draw:style-name="fr8" draw:name="graphics21" text:anchor-type="as-char" svg:width="3.9366in" svg:height="2.539in" draw:z-index="4"><draw:image xlink:href="Pictures/10000201000002390000016F679E3870.png" xlink:type="simple" xlink:show="embed" xlink:actuate="onLoad"/></draw:frame></text:p><text:p text:style-name="Caption">Obrázek <text:sequence text:ref-name="refFigure1" text:name="Figure" text:formula="ooow:Figure+1" style:num-format="1">2</text:sequence>: Dialogové okno Organizátor maker LibreOffice</text:p></draw:text-box></draw:frame></text:span></text:span></text:p>
      <text:list xml:id="list135920458046558" text:continue-numbering="true" text:style-name="Numbering_20_1">
        <text:list-item>
          <text:p text:style-name="P62">Klikneme na ikonu <text:span text:style-name="LOMenuPath">Zkompilovat</text:span>, <text:span text:style-name="T22"><draw:frame draw:style-name="fr9" draw:name="graphics24" text:anchor-type="as-char" svg:width="0.2638in" svg:height="0.2492in" draw:z-index="20"><draw:image xlink:href="Pictures/10000201000000130000001256D8E6D2.png" xlink:type="simple" xlink:show="embed" xlink:actuate="onLoad"/></draw:frame></text:span> která se nachází na panelu nástrojů Makro, čímž makro přeložíme.</text:p>
        </text:list-item>
        <text:list-item>
          <text:p text:style-name="P62">Pak makro MakroAhoj spustíme tak, že do něj umístíme textový kurzor a následně buď na panelu Makro klikneme na ikonu <text:span text:style-name="LOMenuPath">Spustit BASIC</text:span><draw:frame draw:style-name="fr9" draw:name="graphics9" text:anchor-type="as-char" svg:width="0.2492in" svg:height="0.2083in" draw:z-index="21"><draw:image xlink:href="Pictures/10000201000000120000000FDFB85CCA.png" xlink:type="simple" xlink:show="embed" xlink:actuate="onLoad"/></draw:frame> nebo stiskneme klávesu <text:span text:style-name="LOKeystroke">F5</text:span>. Objeví se malé dialogové okno s textem „Ahoj“. Pokud se textový kurzor nenachází uvnitř podprogramu (funkce), otevře se dialogové okno, ve kterém můžeme vybrat makro pro spuštění.</text:p>
        </text:list-item>
        <text:list-item>
          <text:p text:style-name="P62">Kliknutím na tlačítko <text:span text:style-name="LOMenuPath">OK</text:span> okno zavřeme.</text:p>
        </text:list-item>
        <text:list-item>
          <text:p text:style-name="P62">Pokud se v modulu nachází několik maker a chceme spustit jedno z nich, můžeme také kliknout na ikonu <text:span text:style-name="LOMenuPath">Vybrat makro</text:span><draw:frame draw:style-name="fr9" draw:name="graphics10" text:anchor-type="as-char" svg:width="0.2362in" svg:height="0.2362in" draw:z-index="22"><draw:image xlink:href="Pictures/100002010000001100000011DDCC4877.png" xlink:type="simple" xlink:show="embed" xlink:actuate="onLoad"/></draw:frame> na nástrojové liště Standardní nebo v hlavní nabídce zvolíme <text:span text:style-name="LOMenuPath">Nástroje &gt; Makra &gt; Uspořádat makra &gt; LibreOffice Basic</text:span>.</text:p>
        </text:list-item>
        <text:list-item>
          <text:p text:style-name="P62">Poté vybereme požadované makro a klikneme na <text:span text:style-name="LOMenuPath">Spustit</text:span>.</text:p>
        </text:list-item>
      </text:list>
      <text:p text:style-name="P37"><text:soft-page-break/><text:span text:style-name="_5f_LOCodeKeyWord"><text:span text:style-name="T20"><draw:frame draw:style-name="fr1" draw:name="Frame1" text:anchor-type="as-char" svg:width="6.3744in" draw:z-index="5"><draw:text-box fo:min-height="4.25in"><text:p text:style-name="P41"><draw:frame draw:style-name="fr8" draw:name="graphics4" text:anchor-type="as-char" svg:width="6.3744in" svg:height="3.8457in" draw:z-index="6"><draw:image xlink:href="Pictures/10000201000002FC000001CD4EE036A0.png" xlink:type="simple" xlink:show="embed" xlink:actuate="onLoad"/></draw:frame></text:p><text:p text:style-name="Caption">Figure <text:sequence text:ref-name="refFigure2" text:name="Figure" text:formula="ooow:Figure+1" style:num-format="1">3</text:sequence>: Integrated Development Environment dialog</text:p></draw:text-box></draw:frame></text:span></text:span></text:p>
      <text:p text:style-name="P28">Výpis <text:sequence text:ref-name="refListing1" text:name="Listing" text:formula="ooow:Listing + 1" style:num-format="1">2 </text:sequence>: Module1 po přidání nového makra.</text:p>
      <text:p text:style-name="P26"/>
      <text:p text:style-name="P26"><text:span text:style-name="_5f_LOCodeComment"><text:span text:style-name="T24">REM <text:s/>***** <text:s/>BASIC <text:s/>*****</text:span></text:span></text:p>
      <text:p text:style-name="P26"><text:span text:style-name="_5f_LOCodeKeyWord"><text:span text:style-name="T23"/></text:span></text:p>
      <text:p text:style-name="P26"><text:span text:style-name="_5f_LOCodeKeyWord"> Sub</text:span> <text:span text:style-name="_5f_LOCodeIdent">MakroAhoj</text:span></text:p>
      <text:p text:style-name="P26"><text:span text:style-name="_5f_LOCodeComment"><text:span text:style-name="T20"><text:s text:c="2"/></text:span></text:span><text:span text:style-name="_5f_LOCodeKeyWord">Print</text:span> <text:span text:style-name="_5f_LOCodeLiteral">„Ahoj“</text:span></text:p>
      <text:p text:style-name="P26"><text:span text:style-name="_5f_LOCodeKeyWord">End</text:span><text:span text:style-name="_5f_LOCodeComment"> S</text:span><text:span text:style-name="_5f_LOCodeKeyWord">ub</text:span></text:p>
      <text:p text:style-name="P24"><text:span text:style-name="_5f_LOCodeKeyWord"/></text:p>
      <text:p text:style-name="P26"><text:span text:style-name="_5f_LOCodeKeyWord">Sub</text:span> <text:span text:style-name="_5f_LOCodeIdent">Main</text:span></text:p>
      <text:p text:style-name="P26"/>
      <text:p text:style-name="P35"><text:span text:style-name="_5f_LOCodeKeyWord">End</text:span><text:span text:style-name="LOMenuPath"> </text:span><text:span text:style-name="_5f_LOCodeKeyWord">Sub</text:span></text:p>
      <text:h text:style-name="P52" text:outline-level="2"><text:bookmark-start text:name="__RefHeading__5136_1196992793"/>Záznam <text:alphabetical-index-mark text:string-value="záznam" text:key1="makra"/>makra<text:bookmark-end text:name="__RefHeading__5136_1196992793"/></text:h>
      <text:p text:style-name="P4">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ext:list xml:id="list5503463331907793675" text:style-name="Heading_20_Note">
        <text:list-item>
          <text:p text:style-name="P67">Poznámka</text:p>
        </text:list-item>
      </text:list>
      <text:p text:style-name="P16">For some types of information that you want to repeatedly enter into a document, it may be more convenient to create an AutoText file. Více informací nalezneme v <text:span text:style-name="LOEmphasis">kapitole 3 Working with Text příručky Writer Guide</text:span>.</text:p>
      <text:p text:style-name="P4">Zvolíme <text:span text:style-name="LOMenuPath">Nástroje &gt; Možnosti &gt; LibreOffice &gt; Pokročilé</text:span> v hlavní nabídce a povolíme záznam maker zaškrtnutím možnosti <text:span text:style-name="LOMenuPath">Povolit záznam maker</text:span>. Standardně je tato funkcionalita po instalaci LibreOffice vypnutá.</text:p>
      <text:list xml:id="list135920617040845" text:continue-list="list135920458046558" text:style-name="Numbering_20_1">
        <text:list-item text:start-value="1">
          <text:p text:style-name="P63"><text:soft-page-break/>Záznam makra spustíme zvolením <text:span text:style-name="LOMenuPath">Nástroje &gt; Makra &gt; Zaznamenat makro</text:span> v hlavní nabídce. Otevře se malé okénko, které upozorňuje že probíhá záznam makra.</text:p>
        </text:list-item>
        <text:list-item>
          <text:p text:style-name="P63">Během záznamu vložíme požadované informace nebo provedeme vhodnou posloupnost operací. Jako příklad můžeme napsat své jméno.</text:p>
        </text:list-item>
        <text:list-item>
          <text:p text:style-name="Numbering_20_1">Click <text:span text:style-name="LOMenuPath">Stop Recording</text:span> on the small Recording dialog to stop recording <text:alphabetical-index-mark text:string-value="Dialog LibreOffice Basic makra"/>and the LibreOffice Basic Macros dialog opens (Figure <text:sequence-ref text:reference-format="value" text:ref-name="refFigure0">1</text:sequence-ref> on page <text:sequence-ref text:reference-format="page" text:ref-name="refFigure0">5</text:sequence-ref>).</text:p>
        </text:list-item>
        <text:list-item>
          <text:p text:style-name="P63">V něm otevřeme <text:alphabetical-index-mark text:string-value="kontejner s knihovnami" text:key1="makra"/>kontejner s knihovnami <text:span text:style-name="LOEmphasis">Moje makra</text:span>.</text:p>
        </text:list-item>
        <text:list-item>
          <text:p text:style-name="P63">V kontejneru Moje makra najdeme knihovnu <text:span text:style-name="LOEmphasis">Standard</text:span>. Upozorňujeme, že každý kontejner obsahuje knihovnu Standard.</text:p>
        </text:list-item>
        <text:list-item>
          <text:p text:style-name="P63">Zvolíme knihovnu Standard a klikneme na <text:span text:style-name="LOMenuPath">Nový modul</text:span>, čímž vytvoříme nový<text:alphabetical-index-mark text:string-value="modul" text:key1="makra"/> modul, ve kterém bude makro uloženo. Tímto se otevře okno Nový modul.</text:p>
        </text:list-item>
        <text:list-item>
          <text:p text:style-name="P63">Type a descriptive name for the new module, for example <text:span text:style-name="LOEmphasis">Recorded</text:span>, and click <text:span text:style-name="LOMenuPath">OK</text:span> to create the module. Zadaný název se objeví v okně Makra LibreOffice Basic v knihovně Standard.</text:p>
        </text:list-item>
        <text:list-item>
          <text:p text:style-name="P63">Do textového pole <text:span text:style-name="LOMenuPath">Název makra</text:span> zadáme název právě zaznamenaného makra, například <text:span text:style-name="LOEmphasis">VlozitMojeJmeno</text:span>.</text:p>
        </text:list-item>
        <text:list-item>
          <text:p text:style-name="P66">Kliknutím na <text:span text:style-name="LOMenuPath">Uložit</text:span> nové makro uložíme a okno zavřeme.</text:p>
        </text:list-item>
      </text:list>
      <text:p text:style-name="P4">Pokud jsme podrobně postupovali podle výše uvedeného postupu, v knihovně Standard nyní máme modul se jménem zaznamenala, který obsahuje makro VlozitMojeJmeno.</text:p>
      <text:list xml:id="list135921219421504" text:continue-list="list5503463331907793675" text:style-name="Heading_20_Note">
        <text:list-item>
          <text:p text:style-name="P67">Poznámka</text:p>
        </text:list-item>
      </text:list>
      <text:p text:style-name="P16">Při vytvoření nového modulu do něj LibreOffice automaticky vloží makro s názvem Main.</text:p>
      <text:h text:style-name="P52" text:outline-level="2"><text:bookmark-start text:name="__RefHeading__5138_1196992793"/><text:alphabetical-index-mark text:string-value="spouštění" text:key1="makra"/>Spuštění makra<text:bookmark-end text:name="__RefHeading__5138_1196992793"/></text:h>
      <text:list xml:id="list135920864089497" text:continue-list="list135920617040845" text:style-name="Numbering_20_1">
        <text:list-item text:start-value="1">
          <text:p text:style-name="Numbering_20_1">V hlavní nabídce zvolíme <text:span text:style-name="LOMenuPath">Nástroje &gt; Makra &gt; Spustit makro</text:span>, čímž otevřeme okno Výběr maker (obrázek <text:sequence-ref text:reference-format="value" text:ref-name="refFigure3">4</text:sequence-ref>).</text:p>
        </text:list-item>
        <text:list-item>
          <text:p text:style-name="P63">Například vybereme nově vytvořené makro VlozitMojeJmeno a klikneme na tlačítko <text:span text:style-name="LOMenuPath">Spustit</text:span>.</text:p>
        </text:list-item>
        <text:list-item>
          <text:p text:style-name="P63">Alternativní možností je otevření okna Makra LibreOffice Basic zvolením <text:span text:style-name="LOMenuPath">Nástroje &gt; Makra &gt; Správce maker &gt; LibreOffice Basic</text:span> v hlavní nabídce, ve kterém makro vybereme a klikneme na <text:span text:style-name="LOMenuPath">Spustit</text:span>.</text:p>
        </text:list-item>
      </text:list>
      <text:p text:style-name="P37"><draw:frame draw:style-name="fr2" draw:name="Frame3" text:anchor-type="as-char" svg:width="6.111in" draw:z-index="7"><draw:text-box fo:min-height="2.3256in"><text:p text:style-name="Caption"><draw:frame draw:style-name="fr8" draw:name="graphics1" text:anchor-type="as-char" svg:width="6.111in" svg:height="2.1728in" draw:z-index="8"><draw:image xlink:href="Pictures/10000201000002BF000000FADB288734.png" xlink:type="simple" xlink:show="embed" xlink:actuate="onLoad"/></draw:frame></text:p><text:p text:style-name="Caption">Figure <text:sequence text:ref-name="refFigure3" text:name="Figure" text:formula="ooow:Figure+1" style:num-format="1">4</text:sequence>: <text:span text:style-name="Character_20_style">Macro Selector dialog</text:span></text:p></draw:text-box></draw:frame></text:p>
      <text:h text:style-name="P52" text:outline-level="2"><text:bookmark-start text:name="__RefHeading__5140_1196992793"/><text:soft-page-break/><text:alphabetical-index-mark text:string-value="zobrazení" text:key1="makra"/>Zobrazení a <text:alphabetical-index-mark text:string-value="úprava" text:key1="makra"/> úprava maker<text:bookmark-end text:name="__RefHeading__5140_1196992793"/></text:h>
      <text:p text:style-name="P13">Makra zobrazíme nebo i upravíme následujícím způsobem:</text:p>
      <text:list xml:id="list135919827271839" text:continue-list="list135920864089497" text:style-name="Numbering_20_1">
        <text:list-item text:start-value="1">
          <text:p text:style-name="P63">Zvolením <text:span text:style-name="LOMenuPath">Nástroje &gt; Makra &gt; Správce maker &gt; LibreOffice Basic</text:span> v hlavní nabídce otevřeme okno Makra v LibreOffice Basic.</text:p>
        </text:list-item>
        <text:list-item>
          <text:p text:style-name="P63">Vybereme nově vytvořené makro (VlozitMojejMeno) a klikneme na <text:span text:style-name="LOMenuPath">Upravit</text:span>, čímž otevřeme vývojové prostředí (<text:alphabetical-index-mark-start text:id="IMark139862807614280"/><text:alphabetical-index-mark-start text:id="IMark139862807615048" text:key1="macros"/> IDE <text:alphabetical-index-mark-end text:id="IMark139862807615048"/><text:alphabetical-index-mark-end text:id="IMark139862807614280"/>) jazyka Basic. The macro EnterMyName is shown in Listing <text:sequence-ref text:reference-format="value" text:ref-name="refListing2">3</text:sequence-ref>.</text:p>
        </text:list-item>
      </text:list>
      <text:p text:style-name="P4">Není to až tak složité, jak to na první pohled vypadá. Je však potřeba se pár věcí naučit, což hodně pomůže porozumění maker. Začneme popisem prvků, které se nacházejí v horní části výpisu.</text:p>
      <text:p text:style-name="P29">Výpis <text:sequence text:ref-name="refListing2" text:name="Listing" text:formula="ooow:Listing + 1" style:num-format="1">3</text:sequence> Vytvořeno makro „VlozitMojeJmeno"</text:p>
      <text:p text:style-name="P25"><text:span text:style-name="_5f_LOCodeComment">REM <text:s/>***** <text:s/>BASIC <text:s/>*****</text:span></text:p>
      <text:p text:style-name="P25"><text:span text:style-name="_5f_LOCodeKeyWord">Sub</text:span> <text:span text:style-name="_5f_LOCodeIdent">Main</text:span></text:p>
      <text:p text:style-name="P25"/>
      <text:p text:style-name="P25"><text:span text:style-name="_5f_LOCodeKeyWord">End</text:span> <text:span text:style-name="_5f_LOCodeKeyWord">Sub</text:span></text:p>
      <text:p text:style-name="P25"/>
      <text:p text:style-name="P25"><text:span text:style-name="_5f_LOCodeKeyWord">sub</text:span> <text:span text:style-name="_5f_LOCodeIdent">VlozitMojeJmeno</text:span></text:p>
      <text:p text:style-name="P25"><text:span text:style-name="_5f_LOCodeComment">rem -------------------------------------------------------------</text:span></text:p>
      <text:p text:style-name="P25"><text:span text:style-name="_5f_LOCodeComment">rem Definice proměnných</text:span></text:p>
      <text:p text:style-name="P25"><text:span text:style-name="_5f_LOCodeKeyWord">dim</text:span> <text:span text:style-name="_5f_LOCodeIdent">document</text:span> <text:s text:c="2"/><text:span text:style-name="_5f_LOCodeKeyWord">as</text:span> <text:span text:style-name="_5f_LOCodeKeyWord">object</text:span></text:p>
      <text:p text:style-name="P25"><text:span text:style-name="_5f_LOCodeKeyWord">dim</text:span> <text:span text:style-name="_5f_LOCodeIdent">dispatcher</text:span> <text:span text:style-name="_5f_LOCodeKeyWord">as</text:span> <text:span text:style-name="_5f_LOCodeKeyWord">object</text:span></text:p>
      <text:p text:style-name="P25"><text:span text:style-name="_5f_LOCodeComment">rem -------------------------------------------------------------</text:span></text:p>
      <text:p text:style-name="P25"><text:span text:style-name="_5f_LOCodeComment">rem Získání přístupu k dokumentu</text:span></text:p>
      <text:p text:style-name="P25"><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5"><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5"/>
      <text:p text:style-name="P25"><text:span text:style-name="_5f_LOCodeComment">rem -------------------------------------------------------------</text:span></text:p>
      <text:p text:style-name="P25"><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5"><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5"><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25"/>
      <text:p text:style-name="P25"><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35"><text:span text:style-name="_5f_LOCodeKeyWord">end</text:span> <text:span text:style-name="_5f_LOCodeKeyWord">sub</text:span></text:p>
      <text:h text:style-name="P57" text:outline-level="3"><text:bookmark-start text:name="__RefHeading__8590_1448150400"/>Zakomentování pomocí <text:alphabetical-index-mark-start text:id="IMark139862807614280" text:key1="macros"/><text:alphabetical-index-mark-start text:id="IMark139860135780072"/>REM<text:bookmark-end text:name="__RefHeading__8590_1448150400"/><text:alphabetical-index-mark-end text:id="IMark139860135780072"/><text:alphabetical-index-mark-end text:id="IMark139862807614280"/></text:h>
      <text:p text:style-name="P4">Poznámky v jazyce Basic začínají klíčovým slovem REM, což je zkratka slova remark (poznámka). Veškerý text za REM na daném řádku je ignorován. Alternativně můžeme poznámku začít i znakem apostrof (').</text:p>
      <text:p text:style-name="P4">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58" text:outline-level="3"><text:bookmark-start text:name="__RefHeading__5144_1196992793"/><text:alphabetical-index-mark text:string-value="podprogramy" text:key1="makra"/><text:alphabetical-index-mark text:string-value="podprogramy v makrech"/>Definování podprogramů pomocí <text:alphabetical-index-mark-start text:id="IMark139862807614856"/>SUB<text:bookmark-end text:name="__RefHeading__5144_1196992793"/><text:alphabetical-index-mark-end text:id="IMark139862807614856"/></text:h>
      <text:p text:style-name="P4">Jednotlivé makra jsou uloženy jako podprogramy jazyka Basic, které začínají klíčovým slovem SUB a končí klíčovým slovem END SUB. Kód začíná definicí podprogramu (makra) s názvem Main (překl. Hlavní), který je prázdný a nedělá nic. Za ním následuje podprogram (makro) VlozitMojeJmeno, který obsahuje námi vytvořený kód.</text:p>
      <text:list xml:id="list135919747501349" text:continue-list="list135921219421504" text:style-name="Heading_20_Note">
        <text:list-item>
          <text:p text:style-name="P67">Poznámka</text:p>
        </text:list-item>
      </text:list>
      <text:p text:style-name="P16">LibreOffice při vytváření nového modulu vždy vytvoří prázdný podprogram Main.</text:p>
      <text:p text:style-name="P4"><text:soft-page-break/>Některá pokročilé témata o programování v jazyce Basic jsou sice mimo rozsah tohoto manuálu, nemusí však být na závadu, pokud o nich budeme vědět:</text:p>
      <text:list xml:id="list2649784934019240160" text:style-name="List_20_1">
        <text:list-item>
          <text:p text:style-name="P54">Makro lze napsat i tak, že podprogramu, který ho definuje, předáme požadované parametry. Tyto parametry se nazývají argumenty. Zaznamenaná makra však žádné argumenty nepřijímají.</text:p>
        </text:list-item>
        <text:list-item text:style-override="OOoBullets_20_1">
          <text:p text:style-name="P55">Jiným typem podprogramů jsou funkce. Funkce je takový podprogram, který vrací hodnotu. Funkce definujeme pomocí klíčového slova FUNCTION na jejím začátku. Zaznamenané makra vytvářejí podprogramy, které nejsou funkcemi.</text:p>
        </text:list-item>
      </text:list>
      <text:h text:style-name="P58" text:outline-level="3"><text:bookmark-start text:name="__RefHeading__5146_1196992793"/><text:alphabetical-index-mark text:string-value="proměnné" text:key1="makra"/>Definování<text:alphabetical-index-mark text:string-value="proměnné v makrech"/> proměnných pomocí <text:alphabetical-index-mark-start text:id="IMark139860135780072" text:key1="macros"/><text:alphabetical-index-mark-start text:id="IMark139860510794768"/>Dim<text:bookmark-end text:name="__RefHeading__5146_1196992793"/><text:alphabetical-index-mark-end text:id="IMark139860510794768"/><text:alphabetical-index-mark-end text:id="IMark139860135780072"/></text:h>
      <text:p text:style-name="P4">Pokud to potřebujeme, informaci si můžeme zapsat na kus papíru, abychom se na něj mohli později podívat. Proměnná, podobně jako tento kus papíru, obsahuje informaci, kterou můžeme později změnit nebo si ji přečíst. Proměnné v jazyku Basic definujeme pomocí klíčového slova Dim. Dim původně znamenalo Dimension (rozměr) a používalo se pro zadávání počtu prvků pole (proměnné s více prvky). Dnes se však používá také k definování proměnných s jedinou hodnotou. Příkaz DIM použitý v makru EnterMyName je podobný jako bychom si odložili stranou papír, který se použije k zapsání zprávy nebo poznámky.</text:p>
      <text:p text:style-name="P4">V makru VlozitMojeJmeno jsou proměnné <text:span text:style-name="LOComputerCode">document</text:span> (dokument) a <text:span text:style-name="LOComputerCode">dispatcher</text:span> (dispečer) definovány jako proměnné typu <text:span text:style-name="LOEmphasis">object</text:span> (objekt). Jiné obvyklé typy proměnných jsou <text:span text:style-name="LOEmphasis">string</text:span> (textový řetězec), <text:span text:style-name="LOEmphasis">integer</text:span> (celé číslo) a <text:span text:style-name="LOEmphasis">date</text:span> (datum). Třetí proměnná se jménem <text:span text:style-name="LOEmphasis">args1</text:span> je pole prvků, které představují hodnoty vlastností. Proměnná typu <text:span text:style-name="LOEmphasis">array</text:span>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58" text:outline-level="3"><text:bookmark-start text:name="__RefHeading__5148_1196992793"/>Vysvětlení kódu makra<text:bookmark-end text:name="__RefHeading__5148_1196992793"/></text:h>
      <text:p text:style-name="P4">V této části si vysvětlíme význam jednotlivých příkazů ve zdrojovém kódu makra VlozitMojeJmeno. Možná, že vysvětlení nebude dostatečně podrobné k plnému pochopení detailů, věříme však, že poskytne představu o tom, jak makra pracují.</text:p>
      <text:p text:style-name="P35"><text:span text:style-name="_5f_LOCodeKeyWord">sub</text:span> <text:span text:style-name="_5f_LOCodeIdent">VlozitMojeJmeno</text:span></text:p>
      <text:p text:style-name="P44">Definuje začátek makra</text:p>
      <text:p text:style-name="P35"><text:span text:style-name="_5f_LOCodeKeyWord">dim</text:span> <text:span text:style-name="_5f_LOCodeIdent">document</text:span> <text:s text:c="2"/><text:span text:style-name="_5f_LOCodeKeyWord">as</text:span> <text:span text:style-name="_5f_LOCodeKeyWord">object</text:span></text:p>
      <text:p text:style-name="P44">Defines document as a variable. Objects are a specific variable type with multiple fields representing properties and actions.</text:p>
      <text:p text:style-name="P35"><text:span text:style-name="_5f_LOCodeKeyWord">dim</text:span> <text:span text:style-name="_5f_LOCodeIdent">dispatcher</text:span> <text:span text:style-name="_5f_LOCodeKeyWord">as</text:span> <text:span text:style-name="_5f_LOCodeKeyWord">object</text:span></text:p>
      <text:p text:style-name="P44">Defines dispatcher as an object variable.</text:p>
      <text:p text:style-name="P35"><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4">Objekt ThisComponent zpřístupňuje aktuální dokument.</text:p>
      <text:p text:style-name="P44">CurrentController (překl. Aktuální ovladač) je prvek, který zpřístupňuje službu, která řídí práci s dokumentem. Například, pokud píšeme, ovladač CurrentController zaznamenává znaky, které zadáváme. CurrentController pak změny odesílá do rámce (angl. Frame) dokumentu.</text:p>
      <text:p text:style-name="P44">Frame je vlastnost ovladače, která zpřístupňuje hlavní rámec (zobrazenou část) dokumentu. Proto proměnná se jménem document odkazuje na rámec dokumentu, který přijímá odeslané příkazy.</text:p>
      <text:p text:style-name="P35"><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4">Většina úloh se v LibreOffice provádí prostřednictvím odesílání (angl. Dispatching) příkazů. <text:alphabetical-index-mark text:string-value="odesílací služba" text:key1="makra"/><text:alphabetical-index-mark text:string-value="odesílací služba"/>Odesílací služba (dispatch helper) LibreOffice provede většinu práce v makrech, související s odesíláním. Metoda CreateUnoService přijímá název této služby a snaží se vytvořit její instanci. Po provedení proměnná dispatcher obsahuje referenci na DispatchHelper.</text:p>
      <text:p text:style-name="P31"><text:soft-page-break/><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4">Deklaruje pole vlastností. Každá vlastnost má název a hodnotu. Jinými slovy, je to pár název / hodnota. Toto vytvořené pole má jen jednu vlastnost s indexem 0.</text:p>
      <text:p text:style-name="P35"><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35"><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44">Vlastnosti přiřazuje název „Text“ a hodnotu „Zadané jméno autora“, což je text, který byl zadán během záznamu makra.</text:p>
      <text:p text:style-name="P35"><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44">Zde se provede vlastní vkládání textu. Odesílací služba (dispatch helper) pošle odesílané údaje rámci dokumentu (uloženém v proměnné se jménem document) pomocí příkazu uno: InsertText. Popis následujících dvou argumentů, názvu rámce a atributů vyhledávání, v tomto návodu vynecháme. Poslední argument je pole hodnot vlastností, které mají být použity při vykonání příkazu InsertText.</text:p>
      <text:p text:style-name="P35"><text:span text:style-name="_5f_LOCodeKeyWord">end sub</text:span></text:p>
      <text:p text:style-name="P44">Poslední řádek kódu podprogram ukončuje.</text:p>
      <text:h text:style-name="P59" text:outline-level="1"><text:bookmark-start text:name="__RefHeading__5150_1196992793"/><text:alphabetical-index-mark text:string-value="vytváření" text:key1="makra"/>Vytvoření makra<text:bookmark-end text:name="__RefHeading__5150_1196992793"/></text:h>
      <text:p text:style-name="P4">Když chceme zaznamenáváním vytvořit makro, je třeba si ještě předtím než začneme, položit dvě otázky:</text:p>
      <text:list xml:id="list1139049491" text:style-name="Numbering_20_1">
        <text:list-item text:start-value="1">
          <text:p text:style-name="P63">Může být úkol zapsána jako jednoduchá posloupnost příkazů?</text:p>
        </text:list-item>
        <text:list-item>
          <text:p text:style-name="P63">Můžeme jednotlivé kroky uspořádat tak, aby poslední příkaz ponechal kurzor připraven pro další příkazy nebo pro zadávání textu?</text:p>
        </text:list-item>
      </text:list>
      <text:h text:style-name="P52" text:outline-level="2"><text:bookmark-start text:name="__RefHeading__8592_1448150400"/>Příklad<text:alphabetical-index-mark text:string-value="příklad" text:key1="makra"/> složitějšího makra<text:bookmark-end text:name="__RefHeading__8592_1448150400"/></text:h>
      <text:p text:style-name="P4">Běžnou úlohou je kopírování oblasti s více řádky a sloupci z webové stránky a jejich vložení do textového dokumentu ve formě tabulky:</text:p>
      <text:list xml:id="list135919817792010" text:continue-list="list135919827271839" text:style-name="Numbering_20_1">
        <text:list-item text:start-value="1">
          <text:p text:style-name="P63">Údaje z webové stránky zkopírujeme do schránky.</text:p>
        </text:list-item>
        <text:list-item>
          <text:p text:style-name="P63">Abychom se vyhnuli neočekávanému formátování a nevhodnému písmu, vložíme údaje jako neformátovaný text.</text:p>
        </text:list-item>
        <text:list-item>
          <text:p text:style-name="P63">Vložený text upravíme tak, aby sloupce byly odděleny tabulátory, což nám umožní, abychom na konverzi dat do tabulky použili nástroj <text:span text:style-name="LOMenuPath">Tabulka &gt; Převést &gt; Text -&gt; tabulka</text:span> v hlavní nabídce.</text:p>
        </text:list-item>
      </text:list>
      <text:p text:style-name="P11">S oběma výše uvedenými otázkami na mysli se nyní podívejme na text a posuďme, zda makro na jeho formátování dokážeme zaznamenat. Příklad kopírovaných dat představují konstanty FontWeight použité v aplikačním rozhraní (API) nějaké webové služby (obrázek <text:sequence-ref text:reference-format="value" text:ref-name="refFigure4">5</text:sequence-ref>). V prvním sloupci je uveden název konstanty, přičemž za ním následují znaky mezera a tabulátor. Na konci každého řádku jsou dvě mezery.</text:p>
      <text:p text:style-name="P10">První sloupec vytvořené tabulky má obsahovat uvedenou číselnou hodnotu, v druhém má být název a v třetím popis. Takovou konverzi můžeme udělat vcelku jednoduše pro všechny řádky kromě řádků DONTKNOW a NORMAL, které numerickou hodnotu neobsahují. Tyto hodnoty však můžeme zadat ručně.</text:p>
      <text:p text:style-name="P38"><text:soft-page-break/><draw:frame draw:style-name="fr1" draw:name="Frame18" text:anchor-type="as-char" svg:width="5.5118in" draw:z-index="9"><draw:text-box fo:min-height="0.1965in"><text:p text:style-name="Frame_20_contents"><draw:frame draw:style-name="fr3" draw:name="Frame19" text:anchor-type="as-char" svg:width="5.3154in" draw:z-index="10"><draw:text-box fo:min-height="2.8673in"><text:p text:style-name="Text_20_body">DONTKNOW <text:tab/>Tloušťka písma není uvedena / známa.<text:s/></text:p><text:p text:style-name="Text_20_body">THIN <text:tab/>udává 50% tloušťku písma.<text:s/></text:p><text:p text:style-name="Text_20_body">ULTRALIGHT <text:tab/>udává 60% tloušťku písma.<text:s/></text:p><text:p text:style-name="Text_20_body">LIGHT <text:tab/>udává 75% tloušťku písma.<text:s/></text:p><text:p text:style-name="Text_20_body">SEMILIGHT <text:tab/>udává 90% tloušťku písma.<text:s/></text:p><text:p text:style-name="Text_20_body">NORMAL <text:tab/>specifikuje normální tloušťku písma.<text:s/></text:p><text:p text:style-name="Text_20_body">SEMIBOLD <text:tab/>určuje 110% tloušťku písma.<text:s/></text:p><text:p text:style-name="Text_20_body">BOLD <text:tab/>určuje 150% tloušťku písma.<text:s/></text:p><text:p text:style-name="Text_20_body">ULTRABOLD <text:tab/>určuje 175% tloušťku písma.<text:s/></text:p><text:p text:style-name="Text_20_body">BLACK <text:tab/>určuje 200% tloušťku písma.<text:s/></text:p></draw:text-box></draw:frame></text:p><text:p text:style-name="Caption">Obrázek <text:sequence text:ref-name="refFigure4" text:name="Figure" text:formula="ooow:Figure+1" style:num-format="1">5</text:sequence>: Příklad kopírovaných dat</text:p></draw:text-box></draw:frame></text:p>
      <text:p text:style-name="P4">Údaje můžeme přizpůsobit několika způsoby. V níže uvedeném příkladu použijeme mačkání kláves klávesnice, přičemž předpokládáme, že na začátku řádku je kurzor s textem THIN.</text:p>
      <text:list xml:id="list135919942530541" text:continue-list="list135919817792010" text:style-name="Numbering_20_1">
        <text:list-item text:start-value="1">
          <text:p text:style-name="P63">Zvolíme <text:span text:style-name="LOMenuPath">Nástroje &gt; Možnosti &gt; LibreOffice &gt; Pokročilé</text:span> v hlavní nabídce a povolíme záznam maker zaškrtnutím možnosti <text:span text:style-name="LOMenuPath">Povolit záznam maker</text:span>. Standardně je tato funkcionalita po instalaci LibreOffice vypnutá.</text:p>
        </text:list-item>
        <text:list-item>
          <text:p text:style-name="P63">Záznam makra spustíme zvolením <text:span text:style-name="LOMenuPath">Nástroje &gt; Makra &gt; Zaznamenat makro</text:span> v hlavní nabídce.</text:p>
        </text:list-item>
        <text:list-item>
          <text:p text:style-name="P63">Stiskneme <text:span text:style-name="LOKeystroke">Ctrl+šipka vpravo</text:span>, kurzor se přesune na začátek slova „specifies“.</text:p>
        </text:list-item>
        <text:list-item>
          <text:p text:style-name="P63">Dvakrát stiskneme <text:span text:style-name="LOKeystroke">Backspace</text:span>, a tím se odstraní tabulátor a mezera.</text:p>
        </text:list-item>
        <text:list-item>
          <text:p text:style-name="P63">Stiskneme <text:span text:style-name="LOKeystroke">Tab</text:span>, a za názvem konstanty se přidá tabulátor.</text:p>
        </text:list-item>
        <text:list-item>
          <text:p text:style-name="P63">Stiskneme <text:span text:style-name="LOKeystroke">Delete</text:span> a tím smažeme malé písmeno s, a pak stiskneme <text:span text:style-name="LOKeystroke">Shift+S</text:span>, čímž přidáme velké S.</text:p>
        </text:list-item>
        <text:list-item>
          <text:p text:style-name="P63">Dvakrát stiskneme <text:span text:style-name="LOKeystroke">Ctrl+šipka vpravo</text:span> a kurzor se přesune na začátek čísla.</text:p>
        </text:list-item>
        <text:list-item>
          <text:p text:style-name="P63">Stiskneme <text:span text:style-name="LOKeystroke">Ctrl+Shift+šipka vpravo</text:span>, číslo se vyjme a kurzor přesuneme před znak%.</text:p>
        </text:list-item>
        <text:list-item>
          <text:p text:style-name="P63">Stlačíme <text:span text:style-name="LOKeystroke">Ctrl+C</text:span>, čím skopírujeme text do schránky.</text:p>
        </text:list-item>
        <text:list-item>
          <text:p text:style-name="P63">Stiskneme <text:span text:style-name="LOKeystroke">End</text:span>, abychom kurzor přesunuli na konec řádku.</text:p>
        </text:list-item>
        <text:list-item>
          <text:p text:style-name="P63">Dvakrát stiskneme <text:span text:style-name="LOKeystroke">Backspace</text:span>, čímž smažeme dvě mezery na konci řádku.</text:p>
        </text:list-item>
        <text:list-item>
          <text:p text:style-name="P63">Stiskneme <text:span text:style-name="LOKeystroke">Home</text:span>, aby se kurzor přesunul na začátek řádku.</text:p>
        </text:list-item>
        <text:list-item>
          <text:p text:style-name="P63">Stiskneme <text:span text:style-name="LOKeystroke">Ctrl+V</text:span>, čímž se obsah schránky vloží na začátek řádku.</text:p>
        </text:list-item>
        <text:list-item>
          <text:p text:style-name="P63">Vkládání hodnoty vloží i jednu nadbytečnou mezeru, proto stiskneme <text:span text:style-name="LOKeystroke">Backspace</text:span>, abychom ji vymazali.</text:p>
        </text:list-item>
        <text:list-item>
          <text:p text:style-name="P63">Stiskneme <text:span text:style-name="LOKeystroke">Tab</text:span>, čímž vložíme znak tabulátoru mezi číslo a název.</text:p>
        </text:list-item>
        <text:list-item>
          <text:p text:style-name="P63">Stiskneme <text:span text:style-name="LOKeystroke">Home</text:span>, čímž kurzor přesuneme na začátek řádku.</text:p>
        </text:list-item>
        <text:list-item>
          <text:p text:style-name="P63">Stiskneme <text:span text:style-name="LOKeystroke">šipku dolů</text:span>, abychom se přesunuli na další řádek.</text:p>
        </text:list-item>
        <text:list-item>
          <text:p text:style-name="P63">Záznam makra ukončíme a makro uložíme dle popisu v části “<text:bookmark-ref text:reference-format="text" text:ref-name="__RefHeading__5136_1196992793">Záznam makra</text:bookmark-ref>” na straně <text:bookmark-ref text:reference-format="page" text:ref-name="__RefHeading__5136_1196992793">6</text:bookmark-ref>.</text:p>
        </text:list-item>
      </text:list>
      <text:p text:style-name="P4">Přečtení těchto instrukcí, a zejména jejich psaní, trvalo určitě mnohem déle, než jeho zaznamenávání. Pracujte pomalu a při provádění přemýšlejte nad jednotlivými kroky. Po čase se takový postup stane zcela přirozeným.</text:p>
      <text:p text:style-name="P4">The generated macro code in Listing <text:sequence-ref text:reference-format="value" text:ref-name="refListing3">4</text:sequence-ref> has been modified to contain the step number in the comments to match the code to the step above.</text:p>
      <text:p text:style-name="P30"><text:soft-page-break/>Výpis <text:sequence text:ref-name="refListing3" text:name="Listing" text:formula="ooow:Listing + 1" style:num-format="1">4 </text:sequence>: Kopírování číselné hodnoty na začátek řádku</text:p>
      <text:p text:style-name="P27"><text:span text:style-name="_5f_LOCodeKeyWord">sub</text:span> <text:span text:style-name="_5f_LOCodeIdent">KopirujCisloDoSloupce1</text:span></text:p>
      <text:p text:style-name="P26"><text:span text:style-name="_5f_LOCodeComment">rem -------------------------------------------------------------</text:span></text:p>
      <text:p text:style-name="P26"><text:span text:style-name="_5f_LOCodeComment">rem Definice proměnných</text:span></text:p>
      <text:p text:style-name="P26"><text:span text:style-name="_5f_LOCodeKeyWord">dim</text:span> <text:span text:style-name="_5f_LOCodeIdent">document</text:span> <text:s text:c="2"/><text:span text:style-name="_5f_LOCodeKeyWord">as</text:span> <text:span text:style-name="_5f_LOCodeKeyWord">object</text:span></text:p>
      <text:p text:style-name="P26"><text:span text:style-name="_5f_LOCodeKeyWord">dim</text:span> <text:span text:style-name="_5f_LOCodeIdent">dispatcher</text:span> <text:span text:style-name="_5f_LOCodeKeyWord">as</text:span> <text:span text:style-name="_5f_LOCodeKeyWord">object</text:span></text:p>
      <text:p text:style-name="P26"><text:span text:style-name="_5f_LOCodeComment">rem -------------------------------------------------------------</text:span></text:p>
      <text:p text:style-name="P26"><text:span text:style-name="_5f_LOCodeComment">rem Získání přístupu k dokumentu</text:span></text:p>
      <text:p text:style-name="P26"><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6"><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6"/>
      <text:p text:style-name="P26"><text:span text:style-name="_5f_LOCodeComment"> rem (3) Stiskneme</text:span> <text:span text:style-name="_5f_LOCodeCommentEmph">Ctrl+šipka vpravo</text:span> <text:span text:style-name="_5f_LOCodeComment">, čímž se kurzor přesune na začátek slova „udává“.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4) Dvakrát stiskneme </text:span><text:span text:style-name="_5f_LOCodeCommentEmph">Backspace</text:span><text:span text:style-name="_5f_LOCodeComment">, čímž odstraníme tabulátor a mezer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5) Stiskneme</text:span> <text:span text:style-name="_5f_LOCodeCommentEmph">Tab</text:span><text:span text:style-name="_5f_LOCodeComment">, čímž za názvem konstanty přidáme tabulátor.</text:span></text:p>
      <text:p text:style-name="P26"><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6"><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26"/>
      <text:p text:style-name="P26"><text:span text:style-name="_5f_LOCodeComment">rem (6) Stiskneme</text:span><text:span text:style-name="_5f_LOCodeCommentEmph"> Delete</text:span><text:span text:style-name="_5f_LOCodeComment">, čím zmažeme malé písmeno s....</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6) ... a pak stiskneme</text:span> <text:span text:style-name="_5f_LOCodeCommentEmph">Shift+S</text:span><text:span text:style-name="_5f_LOCodeComment">, čímž přidáme velké S. </text:span></text:p>
      <text:p text:style-name="P26"><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6"><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S"</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26"/>
      <text:p text:style-name="P26"><text:span text:style-name="_5f_LOCodeComment"> rem (7) Dvakrát stiskneme klávesu</text:span> <text:span text:style-name="_5f_LOCodeCommentEmph">Ctrl+šipka vpravo</text:span><text:span text:style-name="_5f_LOCodeComment">, čímž kurzor přesuneme na začátek čísla.</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8) Stiskneme</text:span> <text:span text:style-name="_5f_LOCodeCommentEmph">Ctrl+Shift+šipka vpravo</text:span> <text:span text:style-name="_5f_LOCodeComment">čím vybereme číslo.</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9) Stiskneme </text:span><text:span text:style-name="_5f_LOCodeCommentEmph">Ctrl+C</text:span><text:span text:style-name="_5f_LOCodeComment">, čímž vybraný text skopírujeme do schránky.</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0) Stisknutím</text:span> <text:span text:style-name="_5f_LOCodeCommentEmph">End</text:span> <text:span text:style-name="_5f_LOCodeComment">kurzor přesuneme na konec řádk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1) Dvakrát stiskneme</text:span> <text:span text:style-name="_5f_LOCodeCommentEmph">Backspace</text:span><text:span text:style-name="_5f_LOCodeComment">, čímž smažeme dvě mezery na konci.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text:soft-page-break/></text:p>
      <text:p text:style-name="P26"><text:span text:style-name="_5f_LOCodeComment"> rem (12) Stiskem</text:span> <text:span text:style-name="_5f_LOCodeCommentEmph">Home</text:span> <text:span text:style-name="_5f_LOCodeComment">kurzor přesuneme na začátek řádku.</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3) Stiskem</text:span> <text:span text:style-name="_5f_LOCodeCommentEmph">Ctrl+V</text:span> <text:span text:style-name="_5f_LOCodeComment">vložíme vybrané číslo na začátek řádku.</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4) Stiskem</text:span> <text:span text:style-name="_5f_LOCodeCommentEmph">Backspace</text:span> <text:span text:style-name="_5f_LOCodeComment">smažeme zbytečnou mezer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5) Stisknutím klávesy</text:span> <text:span text:style-name="_5f_LOCodeCommentEmph">Tab</text:span> <text:span text:style-name="_5f_LOCodeComment">vložíme tabulátor mezi číslo a název. </text:span></text:p>
      <text:p text:style-name="P26"><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6"><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26"><text:span text:style-name="_5f_LOCodeComment"> rem (16) Stiskem</text:span> <text:span text:style-name="_5f_LOCodeCommentEmph">Home</text:span> <text:span text:style-name="_5f_LOCodeComment">přejdeme na začátek řádk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7) Stisknutím klávesy</text:span> <text:span text:style-name="_5f_LOCodeCommentEmph">Šipka dolů</text:span> <text:span text:style-name="_5f_LOCodeComment">přejdeme na následující řádek. </text:span></text:p>
      <text:p text:style-name="P26"><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26"><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26"><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26"><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36"><text:span text:style-name="_5f_LOCodeKeyWord">end</text:span> <text:span text:style-name="_5f_LOCodeKeyWord">sub</text:span></text:p>
      <text:p text:style-name="P4">Pohyb kurzoru byl použit ve všech operacích (na rozdíl od vyhledávání). Pokud makro spustíme na řádku DONTKNOW, slovo <text:span text:style-name="LOEmphasis">weight</text:span> se přesune na začátek řádku a první „The“ se změní na „She“. Toto není ideální, je to ale způsobeno tím, že tento řádek nemá očekávanou strukturu. Takové řádky je třeba upravit ručně.</text:p>
      <text:h text:style-name="P52" text:outline-level="2"><text:bookmark-start text:name="__RefHeading__5154_1196992793"/>Rychlé spuštění makra<text:bookmark-end text:name="__RefHeading__5154_1196992793"/></text:h>
      <text:p text:style-name="P15">It is tedious to repeatedly run the macro using <text:span text:style-name="LOMenuPath">Tools &gt; Macros &gt; Run Macro</text:span> on the main menu bar when the macro can be run from the <text:alphabetical-index-mark-start text:id="IMark139862132752448" text:key1="macros"/>IDE<text:alphabetical-index-mark-end text:id="IMark139862132752448"/> (Figure <text:sequence-ref text:reference-format="value" text:ref-name="refFigure2">3</text:sequence-ref> on page <text:sequence-ref text:reference-format="page" text:ref-name="refFigure2">6</text:sequence-ref>).</text:p>
      <text:list xml:id="list135921536606577" text:continue-list="list135919942530541" text:style-name="Numbering_20_1">
        <text:list-item text:start-value="1">
          <text:p text:style-name="Numbering_20_1">Go to <text:span text:style-name="LOMenuPath">Tools &gt; Macros &gt; Organize Macros &gt; LibreOffice Basic</text:span> on the main menu bar to open the Basic Macro dialog (Figure <text:sequence-ref text:reference-format="value" text:ref-name="refFigure0">1</text:sequence-ref> on page <text:sequence-ref text:reference-format="page" text:ref-name="refFigure0">5</text:sequence-ref>).</text:p>
        </text:list-item>
        <text:list-item>
          <text:p text:style-name="P63">Vybereme požadované makro a klikneme na <text:span text:style-name="LOMenuPath">Upravit</text:span>, makro se otevře v IDE.</text:p>
        </text:list-item>
        <text:list-item>
          <text:p text:style-name="P63">Makro spustíme buď kliknutím na ikonu <text:span text:style-name="LOMenuPath">Spustit BASIC</text:span> <draw:frame draw:style-name="fr9" draw:name="graphics22" text:anchor-type="as-char" svg:width="0.2492in" svg:height="0.2083in" draw:z-index="11"><draw:image xlink:href="Pictures/10000201000000120000000FDFB85CCA.png" xlink:type="simple" xlink:show="embed" xlink:actuate="onLoad"/></draw:frame> v nástrojové liště Makro nebo stisknutím klávesy <text:span text:style-name="LOKeystroke">F5</text:span>.</text:p>
        </text:list-item>
        <text:list-item>
          <text:p text:style-name="P63">Pokud jsme první makro nezměnili, je jím makro se jménem Main. Upravíme ho tak, aby odpovídalo výpisu <text:sequence-ref text:reference-format="value" text:ref-name="refListing4">5</text:sequence-ref>.</text:p>
        </text:list-item>
        <text:list-item>
          <text:p text:style-name="P66">Od tohoto okamžiku můžeme makro KopirujCisloDoSloupce1 opakovaně spouštět kliknutím na ikonu <text:span text:style-name="LOMenuPath">Spustit BASIC</text:span> v nástrojové liště IDE. Je to rychlé a jednoduché, obzvlášť pro pomocná makra, která budou použita jen několikrát a poté budou vymazána.</text:p>
        </text:list-item>
      </text:list>
      <text:p text:style-name="P28">Výpis <text:sequence text:ref-name="refListing4" text:name="Listing" text:formula="ooow:Listing + 1" style:num-format="1">5 </text:sequence>: Úprava Main pro spouštění makra KopirujCisloDoSloupce1.</text:p>
      <text:p text:style-name="P26"/>
      <text:p text:style-name="P26"><text:span text:style-name="_5f_LOCodeKeyWord">Sub</text:span> <text:span text:style-name="_5f_LOCodeIdent">Main</text:span></text:p>
      <text:p text:style-name="P26"><text:s text:c="2"/><text:span text:style-name="_5f_LOCodeIdent">KopirujCisloDoSloupce1</text:span></text:p>
      <text:p text:style-name="P35"><text:span text:style-name="_5f_LOCodeKeyWord">End</text:span> <text:span text:style-name="_5f_LOCodeKeyWord">Sub</text:span></text:p>
      <text:h text:style-name="P59" text:outline-level="1"><text:bookmark-start text:name="__RefHeading__5156_1196992793"/><text:soft-page-break/>Selhání záznamu maker<text:bookmark-end text:name="__RefHeading__5156_1196992793"/></text:h>
      <text:p text:style-name="P4">Záznam makra může někdy selhat, a tak porozumění tomu, jak LibreOffice vnitřně pracuje může pomoci při porozumění, jak a proč se tak stane. Prvotní příčina je spojena s příkazovou infrastrukturou (angl. Dispatch framework) a jejím vztahem k záznamu maker.</text:p>
      <text:h text:style-name="Heading_20_2"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4">První <text:alphabetical-index-mark text:string-value="příkazová infrastruktura" text:key1="makra"/><text:alphabetical-index-mark text:string-value="příkazová infrastruktura"/>úloha příkazové infrastruktury je zajištění rovného přístupu příkazů ke komponentám (dokumentům). Tyto příkazy obvykle odpovídají položkám v nabídkách. Použití <text:span text:style-name="LOMenuPath">Soubor &gt; Uložit</text:span> z hlavní nabídky, klávesová zkratka <text:span text:style-name="LOKeystroke">Ctrl+S</text:span> nebo kliknutí na ikonu <text:span text:style-name="LOMenuPath">Uložit</text:span> jsou příkazy, které se transformují na tentýž příkaz příkazové infrastruktury.</text:p>
      <text:p text:style-name="P4">Příkazová infrastruktura se však může použít i na odeslání „příkazu“ zpět uživatelskému rozhraní (angl. User interface, UI). Například po uložení nového dokumentu se aktualizuje seznam posledních souborů.</text:p>
      <text:p text:style-name="P4">Příkazová infrastruktura odesílá příkazy ve formě textu, jako například .uno: InsertObject nebo .uno: GoToStartOfLine. Tento příkaz je odeslán rámci dokumentu, který ho posílá dál, dokud se nenajde objekt, který ho dokáže zpracovat.</text:p>
      <text:h text:style-name="Heading_20_2" text:outline-level="2"><text:bookmark-start text:name="__RefHeading__5160_1196992793"/>Jako záznamník maker využívá příkazovou infrastrukturu<text:bookmark-end text:name="__RefHeading__5160_1196992793"/></text:h>
      <text:p text:style-name="P4">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35"><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V něm není možné určit, který typ objektu je třeba vytvořit nebo vložit. Pokud je objekt vkládán ze souboru, nelze určit, který soubor je třeba vložit.</text:p>
      <text:p text:style-name="P4">Pokud při záznamu makra zvolíme <text:span text:style-name="LOMenuPath">Nástroje &gt; Možnosti</text:span> v hlavní nabídce na otevření a konfiguraci různých položek a nastavení, zaznamenané makro je nezaznamená. Ve skutečnosti je vygenerovaný kód v záznamu zapoznámkovaný, a tak ho vůbec nelze spustit.</text:p>
      <text:p text:style-name="P49"><text:span text:style-name="_5f_LOCodeComment">rem dispatcher.executeDispatch(document, ".uno:OptionsTreeDialog", "", 0, Array())</text:span></text:p>
      <text:p text:style-name="P4">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text:span text:style-name="LOEmphasis">se</text:span> zaznamenávají správně.</text:p>
      <text:h text:style-name="Heading_20_2" text:outline-level="2"><text:bookmark-start text:name="__RefHeading__5162_1196992793"/>Ostatní možnosti<text:bookmark-end text:name="__RefHeading__5162_1196992793"/></text:h>
      <text:p text:style-name="P4">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p text:style-name="P4">Jako pomůcku můžeme použít rozšíření, které konvertuje <text:alphabetical-index-mark text:string-value="makra programu Calc"/>makra programu Calc <text:alphabetical-index-mark text:string-value="Calc" text:key1="makra"/> během záznamu na objekty. Ve finálním kódu se tyto objekty použijí namísto odesílaných textových příkazů. Toto rozšíření lze využít, pokud se chceme naučit programovat pomocí objektového modelu LibreOffice. Můžeme jej stáhnout ze stránky:</text:p>
      <text:p text:style-name="P4"><text:a xlink:type="simple" xlink:href="http://www.paolo-mantovani.org/downloads/DispatchToApiRecorder/" text:style-name="Internet_20_link" text:visited-style-name="Visited_20_Internet_20_Link">http://www.paolo-mantovani.org/downloads/</text:a><text:a xlink:type="simple" xlink:href="http://www.paolo-mantovani.org/downloads/DispatchToApiRecorder/" text:style-name="Internet_20_link" text:visited-style-name="Visited_20_Internet_20_Link">DispatchToApiRecorder/</text:a></text:p>
      <text:h text:style-name="P59" text:outline-level="1"><text:bookmark-start text:name="__RefHeading__5164_1196992793"/><text:soft-page-break/><text:alphabetical-index-mark text:string-value="uspořádání" text:key1="makra"/>Uspořádání maker<text:bookmark-end text:name="__RefHeading__5164_1196992793"/></text:h>
      <text:p text:style-name="P12">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na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Figure <text:sequence-ref text:reference-format="value" text:ref-name="refFigure5">6</text:sequence-ref> shows an example of the hierarchical structure of macro libraries in LibreOffice.</text:p>
      <text:p text:style-name="P12">Go to <text:span text:style-name="LOMenuPath">Tools &gt; Macros &gt; Organize Macros &gt; LibreOffice Basic</text:span> on the main menu bar to open the LibreOffice Basic Macros dialog (Figure <text:sequence-ref text:reference-format="value" text:ref-name="refFigure0">1</text:sequence-ref> on page <text:sequence-ref text:reference-format="page" text:ref-name="refFigure0">5</text:sequence-ref>). All available library containers are shown in the <text:span text:style-name="LOEmphasis">Macro from</text:span> list. Každý dokument je současně i kontejner knihoven, ve kterém mohou být různé knihovny. Součástí aplikace jsou dva kontejnery knihoven. Jeden je distribuován s LibreOffice a nazývá se Makra LibreOffice a v druhém, s názvem Moje makra, se nacházejí osobní makra uživatele.</text:p>
      <text:p text:style-name="P4">Kontejner Makra LibreOffice je uložen spolu s ostatními částmi LibreOffice, a tak je může opravovat pouze uživatel s administrátorskými právy. Toto uspořádání chrání makra v kontejneru Makra LibreOffice, protože uživatel by je neměl měnit a v kontejneru Makra LibreOffice nemá ukládat své makra.</text:p>
      <text:p text:style-name="P4">V kontejneru Moje makra jsou uložena makra, které jsou obvykle určeny pro jeden dokument. Tento kontejner je umístěn v uživatelově diskovém prostoru nebo v jeho domovském adresáři.</text:p>
      <text:p text:style-name="P37"><draw:frame draw:style-name="fr4" draw:name="Frame5" text:anchor-type="as-char" svg:width="3.9366in" draw:z-index="12"><draw:text-box fo:min-height="3.4409in"><text:p text:style-name="P43"><draw:frame draw:style-name="fr8" draw:name="graphics7" text:anchor-type="as-char" svg:width="3.9366in" svg:height="3.2319in" draw:z-index="13"><draw:image xlink:href="Pictures/1000020100000256000001EBF1CA0B1E.png" xlink:type="simple" xlink:show="embed" xlink:actuate="onLoad"/></draw:frame></text:p><text:p text:style-name="Caption">Obrázek<text:sequence text:ref-name="refFigure5" text:name="Figure" text:formula="ooow:Figure+1" style:num-format="1">6</text:sequence>: Hierarchie knihoven maker</text:p></draw:text-box></draw:frame></text:p>
      <text:p text:style-name="P4">Pokud je makro součástí dokumentu, tak pracuje pouze s tímto dokumentem, neboť objekt jeho činnosti je specifikován v  „ThisComponent“.</text:p>
      <text:p text:style-name="P4">Každý kontejner knihoven obsahuje knihovnu s názvem <text:span text:style-name="LOEmphasis">Standard</text:span>. Je však vhodnější vytvořit a používat vlastní knihovny se smysluplným názvem namísto knihovny Standard. Nejde přitom jen o to, že knihovny se smysluplným názvem se lépe spravují. Takto vytvořené knihovny můžeme totiž i importovat do jiných kontejnerů, ale knihovnu Standard ne.</text:p>
      <text:list xml:id="list1379193445216799080" text:style-name="Heading_20_Caution">
        <text:list-item>
          <text:p text:style-name="P68">Upozornění</text:p>
        </text:list-item>
      </text:list>
      <text:p text:style-name="P16">LibreOffice umožňuje importování knihoven do stávajících kontejnerů, neumožňuje však přepsat knihovnu Standard. Pokud své makra uložíme do knihovny Standard, nemůžeme je importovat do jiného kontejneru.</text:p>
      <text:p text:style-name="P4"><text:soft-page-break/>Tak jak je vhodné používání smysluplných názvů pro knihovny, tak je i stejně vhodné pro moduly. LibreOffice standardně používá názvy Module1, Module2 atd.</text:p>
      <text:p text:style-name="P4">Při vytváření maker se musíme rozhodnout, kam je uložíme. Uložení do dokumentu je vhodné tehdy, pokud plánujeme jeho odeslání jiným uživatelům, nebo jestliže jeho uložení v dokumentu má význam. Makra uložené v kontejneru Moje makra jsou dostupné pro všechny dokumenty.</text:p>
      <text:p text:style-name="P4">Makra nejsou dostupné, pokud knihovna není načtena. Knihovny Standard a Template se načítají automaticky. Načtená knihovna se zobrazuje jinak než nenačtená. Knihovnu a její moduly načteme tak, že na její název poklepáme.</text:p>
      <text:h text:style-name="P52" text:outline-level="2"><text:bookmark-start text:name="__RefHeading__5166_1196992793"/>Kde jsou makra <text:alphabetical-index-mark text:string-value="uložení" text:key1="makra"/> uložené?<text:bookmark-end text:name="__RefHeading__5166_1196992793"/></text:h>
      <text:p text:style-name="P4">LibreOffice ukládá údaje o uživateli ve složce, které se nachází v jeho domovském adresáři. Jeho umístění je různé v různých operačních systémech. Místo uložení konfiguračních dat najdeme zvolením <text:span text:style-name="LOMenuPath">Nástroje &gt; Možnosti &gt; LibreOffice &gt; Cesty</text:span> v hlavní nabídce. Například, na počítači s Windows XP je to složka <text:span text:style-name="LOComputerCode">C:\Documents and Settings\&lt;user name&gt;\Application Data</text:span>. Makra uživatele jsou uloženy ve složce <text:span text:style-name="LOComputerCode">LibreOffice\4\user\basic</text:span>. Každá knihovna má v této složce svoji vlastní podsložku.</text:p>
      <text:p text:style-name="P4">Pro běžné použití není nutné vědět, kde jsou makra uložena. Nicméně pokud víme, kde se nacházejí, můžeme udělat jejich zálohu, můžeme je zkopírovat pro jiného uživatele nebo do nich můžeme nahlédnout, pokud došlo k chybě.</text:p>
      <text:p text:style-name="P12">Go to <text:span text:style-name="LOMenuPath">Tools &gt; Macros &gt; Organize Dialogs</text:span> on the main menu bar to open the LibreOffice Macro Organizer dialog (Figure <text:sequence-ref text:reference-format="value" text:ref-name="refFigure1">2</text:sequence-ref> on page <text:sequence-ref text:reference-format="page" text:ref-name="refFigure1">5</text:sequence-ref>). Alternatively, go to <text:span text:style-name="LOMenuPath">Tools &gt; Macros &gt; Organize Macros &gt; LibreOffice Basic</text:span> on the main menu bar to open the LibreOffice Macros dialog (Figure <text:sequence-ref text:reference-format="value" text:ref-name="refFigure0">1</text:sequence-ref> on page <text:sequence-ref text:reference-format="page" text:ref-name="refFigure0">5</text:sequence-ref>) and then click the <text:span text:style-name="LOMenuPath">Organizer</text:span> button.</text:p>
      <text:h text:style-name="P52" text:outline-level="2"><text:bookmark-start text:name="__RefHeading__5168_1196992793"/>Importování maker<text:bookmark-end text:name="__RefHeading__5168_1196992793"/></text:h>
      <text:p text:style-name="P13">Okno <text:alphabetical-index-mark text:string-value="Organizátor maker"/>Organizátor maker LibreOffice Basic umožňuje importovat makra do dokumentu, jakož i vytvářet, odstraňovat a přejmenovávat knihovny, makra a dialogová okna.</text:p>
      <text:list xml:id="list135921004785274" text:continue-list="list135921536606577" text:style-name="Numbering_20_1">
        <text:list-item text:start-value="1">
          <text:p text:style-name="P64">Select the library container to use and then click <text:span text:style-name="LOMenuPath">Import</text:span> to import macro libraries (Figure <text:sequence-ref text:reference-format="value" text:ref-name="refFigure1">2</text:sequence-ref> on page <text:sequence-ref text:reference-format="page" text:ref-name="refFigure1">5</text:sequence-ref>).</text:p>
        </text:list-item>
        <text:list-item>
          <text:p text:style-name="P64">Pak přejdeme do složky s knihovnou pro import (obrázek <text:sequence-ref text:reference-format="value" text:ref-name="refFigure6">7</text:sequence-ref>). V něm jsou obvykle dva soubory, dialog.xlb a script.xlb, z nichž jeden vybereme. Nezáleží na tom který, protože vždy se importují oba. Makra lze uložit i do knihovny, která se nachází v dokumentu LibreOffice. V tom případě místo složce pro importování vybereme dokument, v němž se knihovny nacházejí.</text:p>
        </text:list-item>
      </text:list>
      <text:list xml:id="list135921101025756" text:continue-list="list135919747501349" text:style-name="Heading_20_Note">
        <text:list-item>
          <text:p text:style-name="P67">Poznámka</text:p>
        </text:list-item>
      </text:list>
      <text:p text:style-name="P16">Knihovnu s názvem Standard nelze importovat.</text:p>
      <text:list xml:id="list8622028295010422406" text:style-name="Heading_20_Tip">
        <text:list-item>
          <text:p text:style-name="P53">Tip</text:p>
        </text:list-item>
      </text:list>
      <text:p text:style-name="P46">On a computer operating Linux, the LibreOffice specific files are stored in the home directory of a user, in a subdirectory whose name begins with a period (usually .config/). Složky a soubory se jménem začínajícím tečkou mohou být skryty, a tak se běžně v okně pro otevírání souborů nezobrazují. Pokud používám dialogová okna LibreOffice, nikoli konkrétních dialogových oken operačního systému, zadejte název požadovaného adresáře v poli Název.</text:p>
      <text:p text:style-name="P37"><text:soft-page-break/><draw:frame draw:style-name="fr5" draw:name="Frame9" text:anchor-type="as-char" svg:width="5.0602in" draw:z-index="14"><draw:text-box fo:min-height="3.9193in"><text:p text:style-name="Caption"><draw:frame draw:style-name="fr8" draw:name="graphics5" text:anchor-type="as-char" svg:width="5.0602in" svg:height="3.628in" draw:z-index="15"><draw:image xlink:href="Pictures/100002010000025C000001B15A4D9986.png" xlink:type="simple" xlink:show="embed" xlink:actuate="onLoad"/></draw:frame></text:p><text:p text:style-name="Caption">Obrázek <text:sequence text:ref-name="refFigure6" text:name="Figure" text:formula="ooow:Figure+1" style:num-format="1">7</text:sequence>: Přístup ke knihovně maker</text:p></draw:text-box></draw:frame></text:p>
      <text:list xml:id="list135920220219248" text:continue-list="list135921004785274" text:style-name="Numbering_20_1">
        <text:list-item>
          <text:p text:style-name="P64">Vybereme soubor a klepnutím na <text:span text:style-name="LOMenuPath">Otevřít</text:span> tevřeme okno Importovat knihovny (obrázek <text:sequence-ref text:reference-format="value" text:ref-name="refFigure7">8</text:sequence-ref>).</text:p>
        </text:list-item>
      </text:list>
      <text:p text:style-name="P37"><draw:frame draw:style-name="fr6" draw:name="Frame10" text:anchor-type="as-char" svg:width="3.9366in" draw:z-index="16"><draw:text-box fo:min-height="2.9957in"><text:p text:style-name="Caption"><draw:frame draw:style-name="fr8" draw:name="graphics6" text:anchor-type="as-char" svg:width="3.9366in" svg:height="2.7543in" draw:z-index="17"><draw:image xlink:href="Pictures/10000201000001BB00000136018D60DD.png" xlink:type="simple" xlink:show="embed" xlink:actuate="onLoad"/></draw:frame></text:p><text:p text:style-name="Caption">Obrázek <text:sequence text:ref-name="refFigure7" text:name="Figure" text:formula="ooow:Figure+1" style:num-format="1">8</text:sequence>: Možnosti při importu knihoven</text:p></draw:text-box></draw:frame></text:p>
      <text:list xml:id="list135920947990029" text:continue-numbering="true" text:style-name="Numbering_20_1">
        <text:list-item>
          <text:p text:style-name="P65">Při importu knihoven můžeme vybrat následující možnosti:</text:p>
        </text:list-item>
      </text:list>
      <text:list xml:id="list6161503746004589669" text:style-name="Numbering_20_2">
        <text:list-item>
          <text:p text:style-name="P56">Pokud neoznačíme žádnou z možností, knihovna se zkopíruje do uživatelovy složky s makry. Pokud však má importovaná knihovna stejný název a umístění jako již existující knihovna, ta se nepřepíše.</text:p>
        </text:list-item>
        <text:list-item>
          <text:p text:style-name="P56">Atribut <text:span text:style-name="LOMenuPath">Nahradit stávající knihovny</text:span> označíme, pokud chceme importovat knihovnu se stejným názvem, jaký má již existující knihovna.</text:p>
        </text:list-item>
        <text:list-item>
          <text:p text:style-name="P56">Atribut <text:span text:style-name="LOMenuPath">Vložit jako odkaz</text:span> označíme, pokud chceme použít pouze odkaz na knihovnu, bez toho, abychom ji importovali do dokumentu. Pokud je knihovna použita jako odkaz, zůstává na původním místě a je jen pro čtení.</text:p>
        </text:list-item>
      </text:list>
      <text:list xml:id="list135920297398480" text:continue-list="list135920947990029" text:style-name="Numbering_20_1">
        <text:list-item>
          <text:p text:style-name="P65">Nakonec klikneme na tlačítko <text:span text:style-name="LOMenuPath">OK</text:span>, čímž vybrané makro importujeme.</text:p>
        </text:list-item>
      </text:list>
      <text:h text:style-name="P52" text:outline-level="2"><text:bookmark-start text:name="__RefHeading__5170_1196992793"/><text:soft-page-break/><text:alphabetical-index-mark text:string-value="stažení" text:key1="makra"/>Stažení maker za účelem importu<text:bookmark-end text:name="__RefHeading__5170_1196992793"/></text:h>
      <text:p text:style-name="P4">Na internetu najdeme ke stažení spoustu maker. Některé jsou součástí dokumentů, některé jsou dostupné jako samostatné soubory, které je třeba importovat a některé jsou jen ve formě zdrojového textu, který je třeba zkopírovat a do LibreOffice vložit pomocí vývojového prostředí Basic. Více informací o přidávání maker do knihovny maker najdeme v části „<text:bookmark-ref text:reference-format="text" text:ref-name="__RefHeading__19068_44446367">Přidání makra</text:bookmark-ref>“ na straně <text:bookmark-ref text:reference-format="page" text:ref-name="__RefHeading__19068_44446367">4</text:bookmark-ref> a o úpravě maker pomocí IDE najdeme v části „<text:bookmark-ref text:reference-format="text" text:ref-name="__RefHeading__5140_1196992793">Zobrazení a úprava maker</text:bookmark-ref>“ na straně <text:bookmark-ref text:reference-format="page" text:ref-name="__RefHeading__5140_1196992793">8</text:bookmark-ref>.</text:p>
      <text:p text:style-name="P4">Některá makra jsou volně stažitelná z internetu (více informací je dostupné v tabulce <text:sequence-ref text:reference-format="value" text:ref-name="refFigure0">1</text:sequence-ref>).</text:p>
      <text:p text:style-name="P28">Tabulka <text:sequence text:ref-name="refTable0" text:name="Table" text:formula="ooow:Table + 1" style:num-format="1">1</text:sequence>. Příklady maker</text:p>
      <table:table table:name="Table14" table:style-name="Table14">
        <table:table-column table:style-name="Table14.A"/>
        <table:table-column table:style-name="Table14.B"/>
        <table:table-header-rows>
          <table:table-row>
            <table:table-cell table:style-name="Table14.A1" office:value-type="string">
              <text:p text:style-name="P18">Umístění</text:p>
            </table:table-cell>
            <table:table-cell table:style-name="Table14.A1" office:value-type="string">
              <text:p text:style-name="P18">Popis</text:p>
            </table:table-cell>
          </table:table-row>
        </table:table-header-rows>
        <table:table-row>
          <table:table-cell table:style-name="Table14.A2" office:value-type="string">
            <text:p text:style-name="Table_20_Contents"><text:a xlink:type="simple" xlink:href="http://www.pitonyak.org/oo.php" text:style-name="Internet_20_link" text:visited-style-name="Visited_20_Internet_20_Link">http://www.pitonyak.org/oo.php</text:a> </text:p>
          </table:table-cell>
          <table:table-cell table:style-name="Table14.A2" office:value-type="string">
            <text:p text:style-name="Table_20_Contents">Příručky a další materiály související s makry.</text:p>
          </table:table-cell>
        </table:table-row>
        <table:table-row>
          <table:table-cell table:style-name="Table14.A3" office:value-type="string">
            <text:p text:style-name="Table_20_Contents"><text:a xlink:type="simple" xlink:href="http://www.pitonyak.org/database/" text:style-name="Internet_20_link" text:visited-style-name="Visited_20_Internet_20_Link">http://www.pitonyak.org/database/</text:a> </text:p>
          </table:table-cell>
          <table:table-cell table:style-name="Table14.B3" office:value-type="string">
            <text:p text:style-name="Table_20_Contents">Příručky a další materiály související s databází.</text:p>
          </table:table-cell>
        </table:table-row>
        <table:table-row>
          <table:table-cell table:style-name="Table14.A2" office:value-type="string">
            <text:p text:style-name="Table_20_Contents"><text:a xlink:type="simple" xlink:href="https://wiki.documentfoundation.org/Macros" text:style-name="Internet_20_link" text:visited-style-name="Visited_20_Internet_20_Link">https://wiki.documentfoundation.org/Macros</text:a> </text:p>
          </table:table-cell>
          <table:table-cell table:style-name="Table14.A2" office:value-type="string">
            <text:p text:style-name="Table_20_Contents">Mnoho odkazů na makra.</text:p>
          </table:table-cell>
        </table:table-row>
        <table:table-row>
          <table:table-cell table:style-name="Table14.A2" office:value-type="string">
            <text:p text:style-name="Table_20_Contents"><text:a xlink:type="simple" xlink:href="http://en.libreofficeforum.org/" text:style-name="Internet_20_link" text:visited-style-name="Visited_20_Internet_20_Link">http://en.libreofficeforum.org/</text:a> </text:p>
            <text:p text:style-name="Table_20_Contents"><text:a xlink:type="simple" xlink:href="https://forum.openoffice.org/en/forum/" text:style-name="Internet_20_link" text:visited-style-name="Visited_20_Internet_20_Link">http://forum.openoffice.org/en/forum/</text:a> </text:p>
          </table:table-cell>
          <table:table-cell table:style-name="Table14.B5" office:value-type="string">
            <text:p text:style-name="Table_20_Contents">Fórum s mnoha příklady a pomocí.</text:p>
          </table:table-cell>
        </table:table-row>
      </table:table>
      <text:h text:style-name="P59" text:outline-level="1"><text:bookmark-start text:name="__RefHeading__5172_1196992793"/>Jako makro <text:alphabetical-index-mark text:string-value="spouštění" text:key1="makra"/> spustit<text:bookmark-end text:name="__RefHeading__5172_1196992793"/></text:h>
      <text:p text:style-name="P13">Jakékoliv makro můžeme spustit zvolením <text:span text:style-name="LOMenuPath">Nástroje &gt; Makra &gt; Spustit makro</text:span> v hlavní nabídce. Tento postup však není na opakované spouštění moc praktické. See “<text:bookmark-ref text:reference-format="text" text:ref-name="__RefHeading__5138_1196992793">Running a macro</text:bookmark-ref>” on page <text:bookmark-ref text:reference-format="page" text:ref-name="__RefHeading__5138_1196992793">7</text:bookmark-ref> for more information.</text:p>
      <text:p text:style-name="P13">V případě často používaných maker je vhodnější, pokud k nim přiřadíme ikonu na nástrojové liště, klávesovou zkratku nebo tlačítko, které umístíme do dokumentu. Při výběru jedné z těchto metod je vhodné si nejprve položit několik otázek:</text:p>
      <text:list xml:id="list1248899335" text:style-name="List_20_1">
        <text:list-item text:start-value="1">
          <text:p text:style-name="P54">Makro má být dostupné pouze pro jeden dokument nebo globálně dostupné pro všechny dokumenty?</text:p>
        </text:list-item>
        <text:list-item>
          <text:p text:style-name="P54">Je makro určené pouze pro jeden typ dokumentů, jako například tabulkový sešit aplikace Calc?</text:p>
        </text:list-item>
        <text:list-item>
          <text:p text:style-name="P54">Jak často budeme makro používat?</text:p>
        </text:list-item>
      </text:list>
      <text:p text:style-name="P4">Na základě odpovědí pak můžeme rozhodnout, kde makro uložit a jak ho zpřístupnit. Například makro, které se bude používat jen zřídka, nebudeme přidávat do nástrojové lišty. Podporu pro rozhodování najdeme v tabulce <text:sequence-ref text:reference-format="value" text:ref-name="refFigure1">2</text:sequence-ref>.</text:p>
      <text:p text:style-name="P28">Tabulka <text:sequence text:ref-name="refTable1" text:name="Table" text:formula="ooow:Table + 1" style:num-format="1">2</text:sequence>. Kde ukládat makro</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8">Typ makra</text:p>
            </table:table-cell>
            <table:table-cell table:style-name="Table11.A1" office:value-type="string">
              <text:p text:style-name="P18">LibreOffice (pro všechny komponenty)</text:p>
            </table:table-cell>
            <table:table-cell table:style-name="Table11.A1" office:value-type="string">
              <text:p text:style-name="P18">Typ konkrétní dokumentu</text:p>
            </table:table-cell>
            <table:table-cell table:style-name="Table11.A1" office:value-type="string">
              <text:p text:style-name="P18">Jeden dokument</text:p>
            </table:table-cell>
          </table:table-row>
        </table:table-header-rows>
        <table:table-row>
          <table:table-cell table:style-name="Table11.A2" office:value-type="string">
            <text:p text:style-name="Table_20_Contents">Nástrojová lišta</text:p>
          </table:table-cell>
          <table:table-cell table:style-name="Table11.A2" office:value-type="string">
            <text:p text:style-name="Table_20_Contents">Ne</text:p>
          </table:table-cell>
          <table:table-cell table:style-name="Table11.A2" office:value-type="string">
            <text:p text:style-name="Table_20_Contents">Ano</text:p>
          </table:table-cell>
          <table:table-cell table:style-name="Table11.A2" office:value-type="string">
            <text:p text:style-name="Table_20_Contents">Ano</text:p>
          </table:table-cell>
        </table:table-row>
        <table:table-row>
          <table:table-cell table:style-name="Table11.A3" office:value-type="string">
            <text:p text:style-name="Table_20_Contents">Nabídka</text:p>
          </table:table-cell>
          <table:table-cell table:style-name="Table11.A3" office:value-type="string">
            <text:p text:style-name="Table_20_Contents">Ne</text:p>
          </table:table-cell>
          <table:table-cell table:style-name="Table11.A3" office:value-type="string">
            <text:p text:style-name="Table_20_Contents">Ano</text:p>
          </table:table-cell>
          <table:table-cell table:style-name="Table11.A3" office:value-type="string">
            <text:p text:style-name="Table_20_Contents">Ano</text:p>
          </table:table-cell>
        </table:table-row>
        <table:table-row>
          <table:table-cell table:style-name="Table11.A2" office:value-type="string">
            <text:p text:style-name="Table_20_Contents">Zkratka</text:p>
          </table:table-cell>
          <table:table-cell table:style-name="Table11.A2" office:value-type="string">
            <text:p text:style-name="Table_20_Contents">Ano</text:p>
          </table:table-cell>
          <table:table-cell table:style-name="Table11.A2" office:value-type="string">
            <text:p text:style-name="Table_20_Contents">Ano</text:p>
          </table:table-cell>
          <table:table-cell table:style-name="Table11.A2" office:value-type="string">
            <text:p text:style-name="Table_20_Contents">Ne</text:p>
          </table:table-cell>
        </table:table-row>
        <table:table-row>
          <table:table-cell table:style-name="Table11.A3" office:value-type="string">
            <text:p text:style-name="Table_20_Contents">Událost</text:p>
          </table:table-cell>
          <table:table-cell table:style-name="Table11.A3" office:value-type="string">
            <text:p text:style-name="Table_20_Contents">Ano</text:p>
          </table:table-cell>
          <table:table-cell table:style-name="Table11.A3" office:value-type="string">
            <text:p text:style-name="Table_20_Contents">Ne</text:p>
          </table:table-cell>
          <table:table-cell table:style-name="Table11.A3" office:value-type="string">
            <text:p text:style-name="Table_20_Contents">Ano</text:p>
          </table:table-cell>
        </table:table-row>
      </table:table>
      <text:h text:style-name="P52" text:outline-level="2"><text:bookmark-start text:name="__RefHeading__197251_1448150400"/>Nástrojové lišty, položky nabídky a klávesové zkratky<text:bookmark-end text:name="__RefHeading__197251_1448150400"/></text:h>
      <text:p text:style-name="P12">V dialogovém okně Přizpůsobit můžeme přidat  <text:alphabetical-index-mark text:string-value="položky nabídky" text:key1="makra"/>položku nabídky, <text:alphabetical-index-mark text:string-value="klávesové zkratky (makra)"/>klávesové zkratky, nebo <text:alphabetical-index-mark text:string-value="ikony nástrojové lišty (makra)"/>ikonu panelu nástrojů, která spustí makro <text:alphabetical-index-mark text:string-value="Okno Přizpůsobit"/>(obrázek <text:sequence-ref text:reference-format="value" text:ref-name="refFigure8">9</text:sequence-ref>). V tomto okně se nacházejí karty na konfiguraci nabídek, klávesových zkratek, nástrojových lišt a událostí. Otevřeme jej zvolením <text:span text:style-name="LOMenuPath">Nástroje &gt; Přizpůsobit</text:span> v hlavní nabídce nebo kliknutím pravým tlačítkem myši na panel nástrojů a následným zvolením položky <text:span text:style-name="LOMenuPath">Přizpůsobit lištu</text:span> v místní nabídce.</text:p>
      <text:p text:style-name="P4"><text:soft-page-break/>Podrobný popis možností okna Přizpůsobit je nad rámec této příručky. Více se dozvíme na příslušných stránkách nápovědy, které zobrazíme kliknutím na tlačítko <text:span text:style-name="LOMenuPath">Nápověda</text:span> nebo v <text:span text:style-name="LOKeystroke">kapitole 14, Customizing LibreOffice</text:span>.</text:p>
      <text:p text:style-name="P37"><draw:frame draw:style-name="fr6" draw:name="Frame12" text:anchor-type="as-char" svg:width="5.6291in" draw:z-index="23"><draw:text-box fo:min-height="5.2437in"><text:p text:style-name="Caption"><draw:frame draw:style-name="fr8" draw:name="graphics8" text:anchor-type="as-char" svg:width="5.5866in" svg:height="5.05in" draw:z-index="24"><draw:image xlink:href="Pictures/10000201000002D90000029312681506.png" xlink:type="simple" xlink:show="embed" xlink:actuate="onLoad"/></draw:frame></text:p><text:p text:style-name="Caption">Figure <text:sequence text:ref-name="refFigure8" text:name="Figure" text:formula="ooow:Figure+1" style:num-format="1">9</text:sequence>: Menus page in Customize dialog</text:p></draw:text-box></draw:frame></text:p>
      <text:h text:style-name="P52" text:outline-level="2"><text:bookmark-start text:name="__RefHeading__197253_1448150400"/>Události<text:bookmark-end text:name="__RefHeading__197253_1448150400"/></text:h>
      <text:p text:style-name="P5">Cokoliv se v LibreOffice stane je nazýváno <text:alphabetical-index-mark text:string-value="zpracování událostí"/><text:alphabetical-index-mark text:string-value="zpracování událostí" text:key1="makra"/>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ext:list xml:id="list135921096814970" text:continue-list="list1379193445216799080" text:style-name="Heading_20_Caution">
        <text:list-item>
          <text:p text:style-name="P68">Upozornění</text:p>
        </text:list-item>
      </text:list>
      <text:p text:style-name="P16">Při konfigurování obsluhy událostí je nutná opatrnost. Například, předpokládejme, že jsme vytvořili obslužné makro, které se spustí pokaždé, když se stiskne klávesa. Udělali jsme v něm však chybu a událost se neobsluhuje správně. One possible result is that your event handler will consume all key presses, forcing you to kill LibreOffice.</text:p>
      <text:list xml:id="list135920326920809" text:continue-list="list135920297398480" text:style-name="Numbering_20_1">
        <text:list-item text:start-value="1">
          <text:p text:style-name="Numbering_20_1">V hlavní nabídce zvolíme <text:span text:style-name="LOMenuPath">Nástroje &gt; Přizpůsobit</text:span> a v okně Přizpůsobit které se tím otevře, zvolíme kartu Události (obrázek <text:sequence-ref text:reference-format="value" text:ref-name="refFigure9">10</text:sequence-ref>). Události, které zde lze modifikovat, souvisejí buď s celou aplikací nebo s vybraným dokumentem.</text:p>
        </text:list-item>
        <text:list-item>
          <text:p text:style-name="P63">Proto v rozbalovací nabídce <text:span text:style-name="LOMenuPath">Uložit do</text:span> zvolíme buď LibreOffice nebo konkrétní dokument.</text:p>
        </text:list-item>
        <text:list-item>
          <text:p text:style-name="Numbering_20_1"><text:soft-page-break/>Běžnou praxí je přiřazení spouštění makra k události Otevřít dokument. Takové makro pak po otevření provede pro dokument požadovaná nastavení. Select the desired event and click <text:span text:style-name="LOMenuPath">Macro</text:span> to open the Macro Selector dialog (Figure <text:sequence-ref text:reference-format="value" text:ref-name="refFigure3">4</text:sequence-ref> on page <text:sequence-ref text:reference-format="page" text:ref-name="refFigure3">7</text:sequence-ref>).</text:p>
        </text:list-item>
        <text:list-item>
          <text:p text:style-name="P63">Vybereme požadované makro a klepnutím na <text:span text:style-name="LOMenuPath">OK</text:span> ho přiřadíme k události. Následně se v seznamu na kartě Události toto přiřazení zobrazí.</text:p>
        </text:list-item>
      </text:list>
      <text:p text:style-name="P37"><draw:frame draw:style-name="fr6" draw:name="Frame4" text:anchor-type="as-char" svg:width="5.8138in" draw:z-index="18"><draw:text-box fo:min-height="4.8563in"><text:p text:style-name="Caption"><draw:frame draw:style-name="fr10" draw:name="graphics11" text:anchor-type="as-char" svg:width="5.7756in" svg:height="4.5945in" draw:z-index="19"><draw:image xlink:href="Pictures/10000201000002D9000002931DA8F3D7.png" xlink:type="simple" xlink:show="embed" xlink:actuate="onLoad"/></draw:frame></text:p><text:p text:style-name="Caption">Figure <text:sequence text:ref-name="refFigure9" text:name="Figure" text:formula="ooow:Figure+1" style:num-format="1">10</text:sequence>: Events page in Customize dialog</text:p></draw:text-box></draw:frame></text:p>
      <text:p text:style-name="P4">Spuštění makra můžeme spojit s událostmi generovanými různými objekty v dokumentu. Do dokumentu kvůli tomu častokrát přidáváme ovládací prvky, jako například tlačítka. Makro dokonce můžeme přiřadit k události pro každý grafický objekt, a to tak, že na objekt dvojklikem a v okně, které se tím otevře, ho přiřadíme na kartě Makra.</text:p>
      <text:h text:style-name="P59" text:outline-level="1"><text:bookmark-start text:name="__RefHeading__5182_1196992793"/>Rozšíření<text:bookmark-end text:name="__RefHeading__5182_1196992793"/></text:h>
      <text:p text:style-name="P13"><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text:p>
      <text:list xml:id="list1744951648" text:style-name="List_20_1">
        <text:list-item text:start-value="1">
          <text:p text:style-name="P54">Doplňky programu Calc s novými vlastnostmi, včetně funkcí, které lze použít stejně jako zabudované funkce</text:p>
        </text:list-item>
        <text:list-item>
          <text:p text:style-name="P54">Nové funkce, jejichž součástí běžně bývají i nové prvky uživatelského rozhraní, jako například nabídky a nástrojové lišty</text:p>
        </text:list-item>
        <text:list-item>
          <text:p text:style-name="P54">Kontingenční tabulky na přímé požití v programu Calc</text:p>
        </text:list-item>
        <text:list-item>
          <text:p text:style-name="P54">Doplňky s novými typy grafů</text:p>
        </text:list-item>
        <text:list-item>
          <text:p text:style-name="P54">Linguistic components such as spelling checkers</text:p>
        </text:list-item>
        <text:list-item>
          <text:p text:style-name="P54">Šablony dokumentů a obrázky</text:p>
        </text:list-item>
      </text:list>
      <text:p text:style-name="P4"><text:soft-page-break/>Rozšíření můžeme najít na více místech v internetu. Specializované úložiště se nachází na adrese <text:a xlink:type="simple" xlink:href="http://extensions.libreoffice.org/" text:style-name="Internet_20_link" text:visited-style-name="Visited_20_Internet_20_Link">http://extensions.libreoffice.org/</text:a> a také na <text:a xlink:type="simple" xlink:href="http://libreplanet.org/wiki/Group:OpenOfficeExtensions/List" text:style-name="Internet_20_link" text:visited-style-name="Visited_20_Internet_20_Link">http://libreplanet.org/wiki/Group:OpenOfficeExtensions/List</text:a>.</text:p>
      <text:p text:style-name="P4">Více informací o získávání a instalaci rozšíření najdeme v kapitole 14, Přizpůsobení LibreOffice.</text:p>
      <text:h text:style-name="P59" text:outline-level="1"><text:bookmark-start text:name="__RefHeading__5184_1196992793"/><text:alphabetical-index-mark text:string-value="vytváření" text:key1="makra"/>Vytváření maker bez použití záznamu<text:bookmark-end text:name="__RefHeading__5184_1196992793"/></text:h>
      <text:p text:style-name="P4">Příklady vytváření maker, uvedené v této kapitole, využívaly záznam maker a příkazovou infrastrukturu LibreOffice. Zkušenější programátoři si však mohou vytvářet makra, které přímo využívají různé objekty, které poskytuje LibreOffice. Jinými slovy, můžeme vytvořit makra, které modifikují dokument přímo.</text:p>
      <text:p text:style-name="P4">Přímá úprava dokumentů je téma, která je mimo rámec této příručky. Následující makro proto slouží pouze k ilustraci postupu, který se při přímé úpravě dokumentu používá.</text:p>
      <text:p text:style-name="P28">Výpis <text:sequence text:ref-name="refListing5" text:name="Listing" text:formula="ooow:Listing + 1" style:num-format="1">6 </text:sequence>: Připojení textu „Ahoj“ k aktuálnímu dokumentu.</text:p>
      <text:p text:style-name="P26"><text:span text:style-name="_5f_LOCodeKeyWord"/></text:p>
      <text:p text:style-name="P26"><text:span text:style-name="_5f_LOCodeKeyWord">Sub</text:span><text:span text:style-name="_5f_LOCodeIdent"> PridejAhoj</text:span></text:p>
      <text:p text:style-name="P26"><text:span text:style-name="_5f_LOCodeIdent"><text:s text:c="2"/></text:span><text:span text:style-name="_5f_LOCodeKeyWord">Dim</text:span><text:span text:style-name="_5f_LOCodeIdent"> oDoc</text:span></text:p>
      <text:p text:style-name="P26"><text:span text:style-name="_5f_LOCodeIdent"><text:s text:c="2"/></text:span><text:span text:style-name="_5f_LOCodeKeyWord">Dim</text:span><text:span text:style-name="_5f_LOCodeIdent"> sTextService$</text:span></text:p>
      <text:p text:style-name="P26"><text:span text:style-name="_5f_LOCodeIdent"><text:s text:c="2"/></text:span><text:span text:style-name="_5f_LOCodeKeyWord">Dim</text:span><text:span text:style-name="_5f_LOCodeIdent"> oCurs</text:span></text:p>
      <text:p text:style-name="P26"><text:span text:style-name="_5f_LOCodeIdent"><text:s text:c="2"/></text:span></text:p>
      <text:p text:style-name="P26"><text:span text:style-name="_5f_LOCodeIdent"><text:s text:c="2"/></text:span><text:span text:style-name="_5f_LOCodeComment">REM ThisComponent reprezentuje aktuální otevřený dokument.</text:span></text:p>
      <text:p text:style-name="P26"><text:span text:style-name="_5f_LOCodeIdent"><text:s text:c="2"/>oDoc </text:span><text:span text:style-name="_5f_LOCodeKeyWord">=</text:span><text:span text:style-name="_5f_LOCodeIdent"> ThisComponent</text:span></text:p>
      <text:p text:style-name="P26"><text:span text:style-name="_5f_LOCodeIdent"/></text:p>
      <text:p text:style-name="P26"><text:span text:style-name="_5f_LOCodeIdent"><text:s text:c="2"/></text:span><text:span text:style-name="_5f_LOCodeComment">REM Ověření, zda jde o textový dokument</text:span></text:p>
      <text:p text:style-name="P26"><text:span text:style-name="_5f_LOCodeIdent"><text:s text:c="2"/>sTextService </text:span><text:span text:style-name="_5f_LOCodeKeyWord">=</text:span><text:span text:style-name="_5f_LOCodeIdent"> </text:span><text:span text:style-name="_5f_LOCodeLiteral">"com.sun.star.text.TextDocument"</text:span></text:p>
      <text:p text:style-name="P26"><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26"><text:span text:style-name="_5f_LOCodeIdent"><text:s text:c="4"/>MsgBox </text:span><text:span text:style-name="_5f_LOCodeLiteral">"This macro only works with a text document"</text:span></text:p>
      <text:p text:style-name="P26"><text:span text:style-name="_5f_LOCodeIdent"><text:s text:c="4"/></text:span><text:span text:style-name="_5f_LOCodeKeyWord">Exit</text:span><text:span text:style-name="_5f_LOCodeIdent"> </text:span><text:span text:style-name="_5f_LOCodeKeyWord">Sub</text:span></text:p>
      <text:p text:style-name="P26"><text:span text:style-name="_5f_LOCodeIdent"><text:s text:c="2"/></text:span><text:span text:style-name="_5f_LOCodeKeyWord">End</text:span><text:span text:style-name="_5f_LOCodeIdent"> </text:span><text:span text:style-name="_5f_LOCodeKeyWord">If</text:span></text:p>
      <text:p text:style-name="P26"><text:span text:style-name="_5f_LOCodeIdent"><text:s text:c="2"/></text:span></text:p>
      <text:p text:style-name="P26"><text:span text:style-name="_5f_LOCodeIdent"><text:s text:c="2"/></text:span><text:span text:style-name="_5f_LOCodeComment">REM Získání informací o kurzoru v dokumentu.</text:span></text:p>
      <text:p text:style-name="P26"><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26"><text:span text:style-name="_5f_LOCodeIdent"><text:s text:c="2"/></text:span></text:p>
      <text:p text:style-name="P26"><text:span text:style-name="_5f_LOCodeIdent"><text:s text:c="2"/></text:span><text:span text:style-name="_5f_LOCodeComment">REM Přesunutí kurzoru na konec dokumentu</text:span></text:p>
      <text:p text:style-name="P26"><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26"><text:span text:style-name="_5f_LOCodeIdent"><text:s text:c="2"/></text:span></text:p>
      <text:p text:style-name="P26"><text:span text:style-name="_5f_LOCodeIdent"><text:s text:c="2"/></text:span><text:span text:style-name="_5f_LOCodeComment">REM Vložení textu „Ahoj“ na konec dokumentu</text:span></text:p>
      <text:p text:style-name="P26"><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35"><text:span text:style-name="_5f_LOCodeKeyWord">End</text:span><text:span text:style-name="_5f_LOCodeIdent"> </text:span><text:span text:style-name="_5f_LOCodeKeyWord">Sub</text:span></text:p>
      <text:h text:style-name="P59" text:outline-level="1"><text:bookmark-start text:name="__RefHeading__5186_1196992793"/>Kde najdeme více informací<text:bookmark-end text:name="__RefHeading__5186_1196992793"/></text:h>
      <text:p text:style-name="P4"><text:alphabetical-index-mark text:string-value="zdroje" text:key1="makra"/>Informace o vytváření maker najdeme v různých zdrojích. Jsou jimi i stránky nápovědy, které otevřeme zvolením <text:span text:style-name="LOMenuPath">Nápověda &gt; Nápověda LibreOffice</text:span> v hlavní nabídce. V levém horním rohu okna nápovědy najdeme rozbalovací seznam, který určuje, která část textu se zobrazuje. Pokud chceme pomoc s Basic, v seznamu zvolíme <text:span text:style-name="LOEmphasis">LibreOffice Basic</text:span>.</text:p>
      <text:h text:style-name="P52" text:outline-level="2"><text:bookmark-start text:name="__RefHeading__5188_1196992793"/>Přiložený materiál<text:bookmark-end text:name="__RefHeading__5188_1196992793"/></text:h>
      <text:p text:style-name="P4">Součástí LibreOffice jsou hodně užitečných maker. Zvolením <text:span text:style-name="LOMenuPath">Nástroje &gt; Makra &gt; Správce maker &gt; LibreOffice Basic</text:span> otevřeme dialogové okno Makra. V něm zvolíme kontejner Makra LibreOffice a v něm knihovnu Tools. V ní se nachází modul Debug (ladění), který obsahuje několik názorných příkladů. Zaujmout mohou například makra WritedbgInfo (document) a printdbgInfo (sheet).</text:p>
      <text:h text:style-name="P52" text:outline-level="2"><text:bookmark-start text:name="__RefHeading__5190_1196992793"/><text:soft-page-break/>Online zdroje<text:bookmark-end text:name="__RefHeading__5190_1196992793"/></text:h>
      <text:p text:style-name="P13">Na následujících odkazech najdeme další informace o programování maker:</text:p>
      <text:p text:style-name="P4"><text:a xlink:type="simple" xlink:href="http://ask.libreoffice.org/" text:style-name="Internet_20_link" text:visited-style-name="Visited_20_Internet_20_Link">http://ask.libreoffice.org/cs</text:a> (tránka s otázkami a odpověďmi, kde dobrovolníci odpovídají na otázky související s LibreOffice)</text:p>
      <text:p text:style-name="P4"><text:a xlink:type="simple" xlink:href="http://forum.openoffice.org/en/forum/" text:style-name="Internet_20_link" text:visited-style-name="Visited_20_Internet_20_Link">http://forum.openoffice.org/en/forum/</text:a> (fórum komunity Apache OpenOffice; dobrovolníci zde odpovídají i na otázky související s LibreOffice)</text:p>
      <text:p text:style-name="Text_20_body"><text:a xlink:type="simple" xlink:href="http://en.libreofficeforum.org/" text:style-name="Internet_20_link" text:visited-style-name="Visited_20_Internet_20_Link">http://en.libreofficeforum.org/</text:a> (Unofficial LibreOffice community forum)</text:p>
      <text:p text:style-name="P4"><text:a xlink:type="simple" xlink:href="http://api.openoffice.org/docs/common/ref/com/sun/star/module-ix.html" text:style-name="Internet_20_link" text:visited-style-name="Visited_20_Internet_20_Link">http://api.openoffice.org/docs/common/ref/com/sun/star/module-ix.html</text:a> (official IDL reference; here you will find almost every command with a description)</text:p>
      <text:p text:style-name="P4"><text:a xlink:type="simple" xlink:href="https://wiki.documentfoundation.org/Documentation/Other_Documentation_and_Resources#Programmers" text:style-name="Internet_20_link" text:visited-style-name="Visited_20_Internet_20_Link">https://wiki.documentfoundation.org/Documentation/Other_Documentation_and_Resources</text:a> (V časti Programátoři je třeba vyhledat <text:span text:style-name="LOEmphasis">BASIC Programmers’ Guide</text:span> a <text:span text:style-name="LOEmphasis">Developers’ Guide</text:span>; druhý text obsahuje vysvětlení s podrobnostmi)</text:p>
      <text:p text:style-name="P4"><text:a xlink:type="simple" xlink:href="http://www.pitonyak.org/oo.php" text:style-name="Internet_20_link" text:visited-style-name="Visited_20_Internet_20_Link"> http://www.pitonyak.org/oo.php</text:a> (stránka o programování pomocí maker, jejímž autorem je Andrew Pitonyak)</text:p>
      <text:p text:style-name="P4"><text:a xlink:type="simple" xlink:href="http://www.pitonyak.org/AndrewMacro.odt" text:style-name="Internet_20_link" text:visited-style-name="Visited_20_Internet_20_Link"> http://www.pitonyak.org/AndrewMacro.odt</text:a> (mnoho příkladů funkčních maker)</text:p>
      <text:p text:style-name="P4"><text:a xlink:type="simple" xlink:href="http://www.pitonyak.org/OOME_3_0.odt" text:style-name="Internet_20_link" text:visited-style-name="Visited_20_Internet_20_Link"> http://www.pitonyak.org/OOME_3_0.odt</text:a> (kniha Andrew Pitonyaka o makrech)</text:p>
      <text:p text:style-name="P4"><text:a xlink:type="simple" xlink:href="http://www.pitonyak.org/database/" text:style-name="Internet_20_link" text:visited-style-name="Visited_20_Internet_20_Link"> http://www.pitonyak.org/database/</text:a> (spousta příkladů maker souvisejících s Base).</text:p>
      <text:h text:style-name="P52" text:outline-level="2"><text:bookmark-start text:name="__RefHeading__7688_1972615798"/>Tištěné a elektronické knihy<text:bookmark-end text:name="__RefHeading__7688_1972615798"/></text:h>
      <text:p text:style-name="P4">Momentálně ke stažení neexistují knihy, které by se speciálně věnovali makrům pro LibreOffice.</text:p>
      <text:p text:style-name="P13">Informace v následujících knihách jsou však povětšinou platné i pro LibreOffice. Knihy si lze zakoupit v tištěné i elektronické verzi u jejich vydavatelů:</text:p>
      <text:p text:style-name="P4">Dr. Mark Alexander Bain’s <text:span text:style-name="LOEmphasis">Learn OpenOffice.org Spreadsheet Macro Programming</text:span>.<text:line-break/>Více najdeme na <text:a xlink:type="simple" xlink:href="http://www.packtpub.com/openoffice-ooobasic-calc-automation/book" text:style-name="Internet_20_link" text:visited-style-name="Visited_20_Internet_20_Link">http://www.packtpub.com/openoffice-ooobasic-calc-automation/book</text:a>.</text:p>
      <text:p text:style-name="P4">Roberto Benitez's <text:span text:style-name="LOEmphasis">Database Programming with OpenOffice.org Base &amp; Basic</text:span>. <text:line-break/>Více informací najdeme na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4" svg:font-family="'Liberation Mono'" style:font-family-generic="modern" style:font-pitch="variable"/>
    <style:font-face style:name="Liberation Mono3" svg:font-family="'Liberation Mono'" style:font-adornments="Bold" style:font-family-generic="modern" style:font-pitch="variable"/>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0835in" fo:margin-right="0.0835in" fo:margin-top="0.028in" fo:margin-bottom="0.028in" loext:contextual-spacing="false" fo:text-indent="0in"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3"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9ac04"/>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Your first macros</text:chapter> <text:span text:style-name="MT1">| </text:span><text:page-number text:select-page="current">5</text:page-number></text:p>
      </style:footer>
      <style:footer-left>
        <text:p text:style-name="MP1"><text:page-number text:select-page="current">6</text:page-number> <text:span text:style-name="MT2">| </text:span><text:span text:style-name="MT2"><text:title>Chapter 13  Getting Started with Macros</text:title></text:span><text:span text:style-name="MT2"> </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2</text:page-number></text:span><text:span text:style-name="MT5">| </text:span><text:title>Chapter 13  Getting Started with Macro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06:31:38.209549000</meta:creation-date>
    <meta:editing-duration>PT3H39M21S</meta:editing-duration>
    <meta:editing-cycles>31</meta:editing-cycles>
    <meta:generator>LibreOffice/4.3.2.2$Linux_X86_64 LibreOffice_project/edfb5295ba211bd31ad47d0bad0118690f76407d</meta:generator>
    <dc:title>Kapitola 13 Začínáme s makry</dc:title>
    <meta:initial-creator>Jean Weber</meta:initial-creator>
    <dc:date>2016-07-26T13:59:19.234476828</dc:date>
    <dc:creator>Milos Sramek</dc:creator>
    <meta:document-statistic meta:table-count="5" meta:image-count="14" meta:object-count="0" meta:page-count="22" meta:paragraph-count="504" meta:word-count="6648" meta:character-count="41429" meta:non-whitespace-character-count="35163"/>
    <meta:template xlink:type="simple" xlink:actuate="onRequest" xlink:title="LO 5.0 Chapter Template" xlink:href="../../../../Library/Application%20Support/LibreOffice/4/user/template/LO%205.0%20Chapter%20Template.ott" meta:date="2016-02-12T06:31:37.915545000"/>
  </office:meta>
</office:document-meta>
</file>